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29.552cm" svg:height="9.005cm" svg:x="3.495cm" svg:y="104.415cm">
            <draw:object draw:notify-on-update-of-ranges="phase.A1:phase.A1 phase.A2:phase.A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10.883943566717" calcext:value-type="float">
            <text:p>110.883943566717</text:p>
          </table:table-cell>
        </table:table-row>
        <table:table-row table:style-name="ro1">
          <table:table-cell office:value-type="float" office:value="-149.296194460093" calcext:value-type="float">
            <text:p>-149.296194460093</text:p>
          </table:table-cell>
        </table:table-row>
        <table:table-row table:style-name="ro1">
          <table:table-cell office:value-type="float" office:value="-29.9930587651624" calcext:value-type="float">
            <text:p>-29.9930587651624</text:p>
          </table:table-cell>
        </table:table-row>
        <table:table-row table:style-name="ro1">
          <table:table-cell office:value-type="float" office:value="46.8028954393742" calcext:value-type="float">
            <text:p>46.8028954393742</text:p>
          </table:table-cell>
        </table:table-row>
        <table:table-row table:style-name="ro1">
          <table:table-cell office:value-type="float" office:value="118.006767724495" calcext:value-type="float">
            <text:p>118.006767724495</text:p>
          </table:table-cell>
        </table:table-row>
        <table:table-row table:style-name="ro1">
          <table:table-cell office:value-type="float" office:value="-143.547266713233" calcext:value-type="float">
            <text:p>-143.547266713233</text:p>
          </table:table-cell>
        </table:table-row>
        <table:table-row table:style-name="ro1">
          <table:table-cell office:value-type="float" office:value="-23.3470845299699" calcext:value-type="float">
            <text:p>-23.3470845299699</text:p>
          </table:table-cell>
        </table:table-row>
        <table:table-row table:style-name="ro1">
          <table:table-cell office:value-type="float" office:value="54.0352351532915" calcext:value-type="float">
            <text:p>54.0352351532915</text:p>
          </table:table-cell>
        </table:table-row>
        <table:table-row table:style-name="ro1">
          <table:table-cell office:value-type="float" office:value="124.602013536472" calcext:value-type="float">
            <text:p>124.602013536472</text:p>
          </table:table-cell>
        </table:table-row>
        <table:table-row table:style-name="ro1">
          <table:table-cell office:value-type="float" office:value="-137.112531107479" calcext:value-type="float">
            <text:p>-137.112531107479</text:p>
          </table:table-cell>
        </table:table-row>
        <table:table-row table:style-name="ro1">
          <table:table-cell office:value-type="float" office:value="-16.1854396580835" calcext:value-type="float">
            <text:p>-16.1854396580835</text:p>
          </table:table-cell>
        </table:table-row>
        <table:table-row table:style-name="ro1">
          <table:table-cell office:value-type="float" office:value="60.7630959236274" calcext:value-type="float">
            <text:p>60.7630959236274</text:p>
          </table:table-cell>
        </table:table-row>
        <table:table-row table:style-name="ro1">
          <table:table-cell office:value-type="float" office:value="131.377104361531" calcext:value-type="float">
            <text:p>131.377104361531</text:p>
          </table:table-cell>
        </table:table-row>
        <table:table-row table:style-name="ro1">
          <table:table-cell office:value-type="float" office:value="-130.062506582431" calcext:value-type="float">
            <text:p>-130.062506582431</text:p>
          </table:table-cell>
        </table:table-row>
        <table:table-row table:style-name="ro1">
          <table:table-cell office:value-type="float" office:value="-9.22766827593802" calcext:value-type="float">
            <text:p>-9.22766827593802</text:p>
          </table:table-cell>
        </table:table-row>
        <table:table-row table:style-name="ro1">
          <table:table-cell office:value-type="float" office:value="67.4868100002752" calcext:value-type="float">
            <text:p>67.4868100002752</text:p>
          </table:table-cell>
        </table:table-row>
        <table:table-row table:style-name="ro1">
          <table:table-cell office:value-type="float" office:value="137.808072237833" calcext:value-type="float">
            <text:p>137.808072237833</text:p>
          </table:table-cell>
        </table:table-row>
        <table:table-row table:style-name="ro1">
          <table:table-cell office:value-type="float" office:value="-125.592580062955" calcext:value-type="float">
            <text:p>-125.592580062955</text:p>
          </table:table-cell>
        </table:table-row>
        <table:table-row table:style-name="ro1">
          <table:table-cell office:value-type="float" office:value="-2.39234716862273" calcext:value-type="float">
            <text:p>-2.39234716862273</text:p>
          </table:table-cell>
        </table:table-row>
        <table:table-row table:style-name="ro1">
          <table:table-cell office:value-type="float" office:value="74.7823014519295" calcext:value-type="float">
            <text:p>74.7823014519295</text:p>
          </table:table-cell>
        </table:table-row>
        <table:table-row table:style-name="ro1">
          <table:table-cell office:value-type="float" office:value="144.782239622174" calcext:value-type="float">
            <text:p>144.782239622174</text:p>
          </table:table-cell>
        </table:table-row>
        <table:table-row table:style-name="ro1">
          <table:table-cell office:value-type="float" office:value="-116.847602242318" calcext:value-type="float">
            <text:p>-116.847602242318</text:p>
          </table:table-cell>
        </table:table-row>
        <table:table-row table:style-name="ro1">
          <table:table-cell office:value-type="float" office:value="5.81500675480665" calcext:value-type="float">
            <text:p>5.81500675480665</text:p>
          </table:table-cell>
        </table:table-row>
        <table:table-row table:style-name="ro1">
          <table:table-cell office:value-type="float" office:value="82.6805446368374" calcext:value-type="float">
            <text:p>82.6805446368374</text:p>
          </table:table-cell>
        </table:table-row>
        <table:table-row table:style-name="ro1">
          <table:table-cell office:value-type="float" office:value="152.779709118794" calcext:value-type="float">
            <text:p>152.779709118794</text:p>
          </table:table-cell>
        </table:table-row>
        <table:table-row table:style-name="ro1">
          <table:table-cell office:value-type="float" office:value="-108.554132721877" calcext:value-type="float">
            <text:p>-108.554132721877</text:p>
          </table:table-cell>
        </table:table-row>
        <table:table-row table:style-name="ro1">
          <table:table-cell office:value-type="float" office:value="13.5351241032304" calcext:value-type="float">
            <text:p>13.5351241032304</text:p>
          </table:table-cell>
        </table:table-row>
        <table:table-row table:style-name="ro1">
          <table:table-cell office:value-type="float" office:value="89.7447309632542" calcext:value-type="float">
            <text:p>89.7447309632542</text:p>
          </table:table-cell>
        </table:table-row>
        <table:table-row table:style-name="ro1">
          <table:table-cell office:value-type="float" office:value="159.369682377888" calcext:value-type="float">
            <text:p>159.369682377888</text:p>
          </table:table-cell>
        </table:table-row>
        <table:table-row table:style-name="ro1">
          <table:table-cell office:value-type="float" office:value="-102.524769876633" calcext:value-type="float">
            <text:p>-102.524769876633</text:p>
          </table:table-cell>
        </table:table-row>
        <table:table-row table:style-name="ro1">
          <table:table-cell office:value-type="float" office:value="20.1982836994119" calcext:value-type="float">
            <text:p>20.1982836994119</text:p>
          </table:table-cell>
        </table:table-row>
        <table:table-row table:style-name="ro1">
          <table:table-cell office:value-type="float" office:value="96.2676489307671" calcext:value-type="float">
            <text:p>96.2676489307671</text:p>
          </table:table-cell>
        </table:table-row>
        <table:table-row table:style-name="ro1">
          <table:table-cell office:value-type="float" office:value="165.828591854532" calcext:value-type="float">
            <text:p>165.828591854532</text:p>
          </table:table-cell>
        </table:table-row>
        <table:table-row table:style-name="ro1">
          <table:table-cell office:value-type="float" office:value="-96.1842032921387" calcext:value-type="float">
            <text:p>-96.1842032921387</text:p>
          </table:table-cell>
        </table:table-row>
        <table:table-row table:style-name="ro1">
          <table:table-cell office:value-type="float" office:value="27.8141867872867" calcext:value-type="float">
            <text:p>27.8141867872867</text:p>
          </table:table-cell>
        </table:table-row>
        <table:table-row table:style-name="ro1">
          <table:table-cell office:value-type="float" office:value="103.598707966042" calcext:value-type="float">
            <text:p>103.598707966042</text:p>
          </table:table-cell>
        </table:table-row>
        <table:table-row table:style-name="ro1">
          <table:table-cell office:value-type="float" office:value="172.799204566683" calcext:value-type="float">
            <text:p>172.799204566683</text:p>
          </table:table-cell>
        </table:table-row>
        <table:table-row table:style-name="ro1">
          <table:table-cell office:value-type="float" office:value="-89.377497342729" calcext:value-type="float">
            <text:p>-89.377497342729</text:p>
          </table:table-cell>
        </table:table-row>
        <table:table-row table:style-name="ro1">
          <table:table-cell office:value-type="float" office:value="34.9809242617293" calcext:value-type="float">
            <text:p>34.9809242617293</text:p>
          </table:table-cell>
        </table:table-row>
        <table:table-row table:style-name="ro1">
          <table:table-cell office:value-type="float" office:value="110.630908130216" calcext:value-type="float">
            <text:p>110.630908130216</text:p>
          </table:table-cell>
        </table:table-row>
        <table:table-row table:style-name="ro1">
          <table:table-cell office:value-type="float" office:value="179.86562391718" calcext:value-type="float">
            <text:p>179.86562391718</text:p>
          </table:table-cell>
        </table:table-row>
        <table:table-row table:style-name="ro1">
          <table:table-cell office:value-type="float" office:value="-82.943783577307" calcext:value-type="float">
            <text:p>-82.943783577307</text:p>
          </table:table-cell>
        </table:table-row>
        <table:table-row table:style-name="ro1">
          <table:table-cell office:value-type="float" office:value="40.5800566995151" calcext:value-type="float">
            <text:p>40.5800566995151</text:p>
          </table:table-cell>
        </table:table-row>
        <table:table-row table:style-name="ro1">
          <table:table-cell office:value-type="float" office:value="117.276364325323" calcext:value-type="float">
            <text:p>117.276364325323</text:p>
          </table:table-cell>
        </table:table-row>
        <table:table-row table:style-name="ro1">
          <table:table-cell office:value-type="float" office:value="-173.368941848727" calcext:value-type="float">
            <text:p>-173.368941848727</text:p>
          </table:table-cell>
        </table:table-row>
        <table:table-row table:style-name="ro1">
          <table:table-cell office:value-type="float" office:value="-77.714049696984" calcext:value-type="float">
            <text:p>-77.714049696984</text:p>
          </table:table-cell>
        </table:table-row>
        <table:table-row table:style-name="ro1">
          <table:table-cell office:value-type="float" office:value="47.3372632416376" calcext:value-type="float">
            <text:p>47.3372632416376</text:p>
          </table:table-cell>
        </table:table-row>
        <table:table-row table:style-name="ro1">
          <table:table-cell office:value-type="float" office:value="123.78374597119" calcext:value-type="float">
            <text:p>123.78374597119</text:p>
          </table:table-cell>
        </table:table-row>
        <table:table-row table:style-name="ro1">
          <table:table-cell office:value-type="float" office:value="-166.966612566707" calcext:value-type="float">
            <text:p>-166.966612566707</text:p>
          </table:table-cell>
        </table:table-row>
        <table:table-row table:style-name="ro1">
          <table:table-cell office:value-type="float" office:value="-70.6100360863821" calcext:value-type="float">
            <text:p>-70.6100360863821</text:p>
          </table:table-cell>
        </table:table-row>
        <table:table-row table:style-name="ro1">
          <table:table-cell office:value-type="float" office:value="54.4399372785972" calcext:value-type="float">
            <text:p>54.4399372785972</text:p>
          </table:table-cell>
        </table:table-row>
        <table:table-row table:style-name="ro1">
          <table:table-cell office:value-type="float" office:value="130.743852799211" calcext:value-type="float">
            <text:p>130.743852799211</text:p>
          </table:table-cell>
        </table:table-row>
        <table:table-row table:style-name="ro1">
          <table:table-cell office:value-type="float" office:value="-160.542333925605" calcext:value-type="float">
            <text:p>-160.542333925605</text:p>
          </table:table-cell>
        </table:table-row>
        <table:table-row table:style-name="ro1">
          <table:table-cell office:value-type="float" office:value="-65.9277329528758" calcext:value-type="float">
            <text:p>-65.9277329528758</text:p>
          </table:table-cell>
        </table:table-row>
        <table:table-row table:style-name="ro1">
          <table:table-cell office:value-type="float" office:value="60.1550383532301" calcext:value-type="float">
            <text:p>60.1550383532301</text:p>
          </table:table-cell>
        </table:table-row>
        <table:table-row table:style-name="ro1">
          <table:table-cell office:value-type="float" office:value="136.788971633336" calcext:value-type="float">
            <text:p>136.788971633336</text:p>
          </table:table-cell>
        </table:table-row>
        <table:table-row table:style-name="ro1">
          <table:table-cell office:value-type="float" office:value="-154.896595008442" calcext:value-type="float">
            <text:p>-154.896595008442</text:p>
          </table:table-cell>
        </table:table-row>
        <table:table-row table:style-name="ro1">
          <table:table-cell office:value-type="float" office:value="-62.449421723513" calcext:value-type="float">
            <text:p>-62.449421723513</text:p>
          </table:table-cell>
        </table:table-row>
        <table:table-row table:style-name="ro1">
          <table:table-cell office:value-type="float" office:value="66.1098660980851" calcext:value-type="float">
            <text:p>66.1098660980851</text:p>
          </table:table-cell>
        </table:table-row>
        <table:table-row table:style-name="ro1">
          <table:table-cell office:value-type="float" office:value="143.015837595218" calcext:value-type="float">
            <text:p>143.015837595218</text:p>
          </table:table-cell>
        </table:table-row>
        <table:table-row table:style-name="ro1">
          <table:table-cell office:value-type="float" office:value="-148.46787877279" calcext:value-type="float">
            <text:p>-148.46787877279</text:p>
          </table:table-cell>
        </table:table-row>
        <table:table-row table:style-name="ro1">
          <table:table-cell office:value-type="float" office:value="-55.195008507068" calcext:value-type="float">
            <text:p>-55.195008507068</text:p>
          </table:table-cell>
        </table:table-row>
        <table:table-row table:style-name="ro1">
          <table:table-cell office:value-type="float" office:value="72.5747858783496" calcext:value-type="float">
            <text:p>72.5747858783496</text:p>
          </table:table-cell>
        </table:table-row>
        <table:table-row table:style-name="ro1">
          <table:table-cell office:value-type="float" office:value="149.9425705006" calcext:value-type="float">
            <text:p>149.9425705006</text:p>
          </table:table-cell>
        </table:table-row>
        <table:table-row table:style-name="ro1">
          <table:table-cell office:value-type="float" office:value="-141.560583446265" calcext:value-type="float">
            <text:p>-141.560583446265</text:p>
          </table:table-cell>
        </table:table-row>
        <table:table-row table:style-name="ro1">
          <table:table-cell office:value-type="float" office:value="-48.6228166005941" calcext:value-type="float">
            <text:p>-48.6228166005941</text:p>
          </table:table-cell>
        </table:table-row>
        <table:table-row table:style-name="ro1">
          <table:table-cell office:value-type="float" office:value="81.5835232296358" calcext:value-type="float">
            <text:p>81.5835232296358</text:p>
          </table:table-cell>
        </table:table-row>
        <table:table-row table:style-name="ro1">
          <table:table-cell office:value-type="float" office:value="157.721910151472" calcext:value-type="float">
            <text:p>157.721910151472</text:p>
          </table:table-cell>
        </table:table-row>
        <table:table-row table:style-name="ro1">
          <table:table-cell office:value-type="float" office:value="-133.852002205483" calcext:value-type="float">
            <text:p>-133.852002205483</text:p>
          </table:table-cell>
        </table:table-row>
        <table:table-row table:style-name="ro1">
          <table:table-cell office:value-type="float" office:value="-39.7017390130088" calcext:value-type="float">
            <text:p>-39.7017390130088</text:p>
          </table:table-cell>
        </table:table-row>
        <table:table-row table:style-name="ro1">
          <table:table-cell office:value-type="float" office:value="88.5887061313117" calcext:value-type="float">
            <text:p>88.5887061313117</text:p>
          </table:table-cell>
        </table:table-row>
        <table:table-row table:style-name="ro1">
          <table:table-cell office:value-type="float" office:value="165.21772768251" calcext:value-type="float">
            <text:p>165.21772768251</text:p>
          </table:table-cell>
        </table:table-row>
        <table:table-row table:style-name="ro1">
          <table:table-cell office:value-type="float" office:value="-126.437515432841" calcext:value-type="float">
            <text:p>-126.437515432841</text:p>
          </table:table-cell>
        </table:table-row>
        <table:table-row table:style-name="ro1">
          <table:table-cell office:value-type="float" office:value="-33.2066299803858" calcext:value-type="float">
            <text:p>-33.2066299803858</text:p>
          </table:table-cell>
        </table:table-row>
        <table:table-row table:style-name="ro1">
          <table:table-cell office:value-type="float" office:value="94.3131388446733" calcext:value-type="float">
            <text:p>94.3131388446733</text:p>
          </table:table-cell>
        </table:table-row>
        <table:table-row table:style-name="ro1">
          <table:table-cell office:value-type="float" office:value="171.620569786605" calcext:value-type="float">
            <text:p>171.620569786605</text:p>
          </table:table-cell>
        </table:table-row>
        <table:table-row table:style-name="ro1">
          <table:table-cell office:value-type="float" office:value="-119.34873723075" calcext:value-type="float">
            <text:p>-119.34873723075</text:p>
          </table:table-cell>
        </table:table-row>
        <table:table-row table:style-name="ro1">
          <table:table-cell office:value-type="float" office:value="-25.7918423012328" calcext:value-type="float">
            <text:p>-25.7918423012328</text:p>
          </table:table-cell>
        </table:table-row>
        <table:table-row table:style-name="ro1">
          <table:table-cell office:value-type="float" office:value="100.237133002542" calcext:value-type="float">
            <text:p>100.237133002542</text:p>
          </table:table-cell>
        </table:table-row>
        <table:table-row table:style-name="ro1">
          <table:table-cell office:value-type="float" office:value="178.174976843346" calcext:value-type="float">
            <text:p>178.174976843346</text:p>
          </table:table-cell>
        </table:table-row>
        <table:table-row table:style-name="ro1">
          <table:table-cell office:value-type="float" office:value="-113.103659844172" calcext:value-type="float">
            <text:p>-113.103659844172</text:p>
          </table:table-cell>
        </table:table-row>
        <table:table-row table:style-name="ro1">
          <table:table-cell office:value-type="float" office:value="-20.2972833556579" calcext:value-type="float">
            <text:p>-20.2972833556579</text:p>
          </table:table-cell>
        </table:table-row>
        <table:table-row table:style-name="ro1">
          <table:table-cell office:value-type="float" office:value="106.313442607701" calcext:value-type="float">
            <text:p>106.313442607701</text:p>
          </table:table-cell>
        </table:table-row>
        <table:table-row table:style-name="ro1">
          <table:table-cell office:value-type="float" office:value="-175.305052715125" calcext:value-type="float">
            <text:p>-175.305052715125</text:p>
          </table:table-cell>
        </table:table-row>
        <table:table-row table:style-name="ro1">
          <table:table-cell office:value-type="float" office:value="-106.166201040116" calcext:value-type="float">
            <text:p>-106.166201040116</text:p>
          </table:table-cell>
        </table:table-row>
        <table:table-row table:style-name="ro1">
          <table:table-cell office:value-type="float" office:value="-14.6254304980978" calcext:value-type="float">
            <text:p>-14.6254304980978</text:p>
          </table:table-cell>
        </table:table-row>
        <table:table-row table:style-name="ro1">
          <table:table-cell office:value-type="float" office:value="111.831432918896" calcext:value-type="float">
            <text:p>111.831432918896</text:p>
          </table:table-cell>
        </table:table-row>
        <table:table-row table:style-name="ro1">
          <table:table-cell office:value-type="float" office:value="-169.202686221857" calcext:value-type="float">
            <text:p>-169.202686221857</text:p>
          </table:table-cell>
        </table:table-row>
        <table:table-row table:style-name="ro1">
          <table:table-cell office:value-type="float" office:value="-99.8649455358645" calcext:value-type="float">
            <text:p>-99.8649455358645</text:p>
          </table:table-cell>
        </table:table-row>
        <table:table-row table:style-name="ro1">
          <table:table-cell office:value-type="float" office:value="-8.30457399385499" calcext:value-type="float">
            <text:p>-8.30457399385499</text:p>
          </table:table-cell>
        </table:table-row>
        <table:table-row table:style-name="ro1">
          <table:table-cell office:value-type="float" office:value="117.870378056663" calcext:value-type="float">
            <text:p>117.870378056663</text:p>
          </table:table-cell>
        </table:table-row>
        <table:table-row table:style-name="ro1">
          <table:table-cell office:value-type="float" office:value="-162.805400201927" calcext:value-type="float">
            <text:p>-162.805400201927</text:p>
          </table:table-cell>
        </table:table-row>
        <table:table-row table:style-name="ro1">
          <table:table-cell office:value-type="float" office:value="-93.1858518751495" calcext:value-type="float">
            <text:p>-93.1858518751495</text:p>
          </table:table-cell>
        </table:table-row>
        <table:table-row table:style-name="ro1">
          <table:table-cell office:value-type="float" office:value="-2.66095074379984" calcext:value-type="float">
            <text:p>-2.66095074379984</text:p>
          </table:table-cell>
        </table:table-row>
        <table:table-row table:style-name="ro1">
          <table:table-cell office:value-type="float" office:value="123.768714721324" calcext:value-type="float">
            <text:p>123.768714721324</text:p>
          </table:table-cell>
        </table:table-row>
        <table:table-row table:style-name="ro1">
          <table:table-cell office:value-type="float" office:value="-156.451581840071" calcext:value-type="float">
            <text:p>-156.451581840071</text:p>
          </table:table-cell>
        </table:table-row>
        <table:table-row table:style-name="ro1">
          <table:table-cell office:value-type="float" office:value="-86.7723166389817" calcext:value-type="float">
            <text:p>-86.7723166389817</text:p>
          </table:table-cell>
        </table:table-row>
        <table:table-row table:style-name="ro1">
          <table:table-cell office:value-type="float" office:value="3.9176340707956" calcext:value-type="float">
            <text:p>3.9176340707956</text:p>
          </table:table-cell>
        </table:table-row>
        <table:table-row table:style-name="ro1">
          <table:table-cell office:value-type="float" office:value="129.631038747578" calcext:value-type="float">
            <text:p>129.631038747578</text:p>
          </table:table-cell>
        </table:table-row>
        <table:table-row table:style-name="ro1">
          <table:table-cell office:value-type="float" office:value="-149.535802554905" calcext:value-type="float">
            <text:p>-149.535802554905</text:p>
          </table:table-cell>
        </table:table-row>
        <table:table-row table:style-name="ro1">
          <table:table-cell office:value-type="float" office:value="-79.7798017599822" calcext:value-type="float">
            <text:p>-79.7798017599822</text:p>
          </table:table-cell>
        </table:table-row>
        <table:table-row table:style-name="ro1">
          <table:table-cell office:value-type="float" office:value="10.491983292967" calcext:value-type="float">
            <text:p>10.491983292967</text:p>
          </table:table-cell>
        </table:table-row>
        <table:table-row table:style-name="ro1">
          <table:table-cell office:value-type="float" office:value="135.618020315054" calcext:value-type="float">
            <text:p>135.618020315054</text:p>
          </table:table-cell>
        </table:table-row>
        <table:table-row table:style-name="ro1">
          <table:table-cell office:value-type="float" office:value="-142.828629974256" calcext:value-type="float">
            <text:p>-142.828629974256</text:p>
          </table:table-cell>
        </table:table-row>
        <table:table-row table:style-name="ro1">
          <table:table-cell office:value-type="float" office:value="-72.5953281612329" calcext:value-type="float">
            <text:p>-72.5953281612329</text:p>
          </table:table-cell>
        </table:table-row>
        <table:table-row table:style-name="ro1">
          <table:table-cell office:value-type="float" office:value="17.9684133179705" calcext:value-type="float">
            <text:p>17.9684133179705</text:p>
          </table:table-cell>
        </table:table-row>
        <table:table-row table:style-name="ro1">
          <table:table-cell office:value-type="float" office:value="142.078012494657" calcext:value-type="float">
            <text:p>142.078012494657</text:p>
          </table:table-cell>
        </table:table-row>
        <table:table-row table:style-name="ro1">
          <table:table-cell office:value-type="float" office:value="-136.886812077889" calcext:value-type="float">
            <text:p>-136.886812077889</text:p>
          </table:table-cell>
        </table:table-row>
        <table:table-row table:style-name="ro1">
          <table:table-cell office:value-type="float" office:value="-66.5376794929231" calcext:value-type="float">
            <text:p>-66.5376794929231</text:p>
          </table:table-cell>
        </table:table-row>
        <table:table-row table:style-name="ro1">
          <table:table-cell office:value-type="float" office:value="22.5277827422468" calcext:value-type="float">
            <text:p>22.5277827422468</text:p>
          </table:table-cell>
        </table:table-row>
        <table:table-row table:style-name="ro1">
          <table:table-cell office:value-type="float" office:value="147.967729547093" calcext:value-type="float">
            <text:p>147.967729547093</text:p>
          </table:table-cell>
        </table:table-row>
        <table:table-row table:style-name="ro1">
          <table:table-cell office:value-type="float" office:value="-130.063303169471" calcext:value-type="float">
            <text:p>-130.063303169471</text:p>
          </table:table-cell>
        </table:table-row>
        <table:table-row table:style-name="ro1">
          <table:table-cell office:value-type="float" office:value="-59.6547339003097" calcext:value-type="float">
            <text:p>-59.6547339003097</text:p>
          </table:table-cell>
        </table:table-row>
        <table:table-row table:style-name="ro1">
          <table:table-cell office:value-type="float" office:value="29.490892412352" calcext:value-type="float">
            <text:p>29.490892412352</text:p>
          </table:table-cell>
        </table:table-row>
        <table:table-row table:style-name="ro1">
          <table:table-cell office:value-type="float" office:value="154.024413226084" calcext:value-type="float">
            <text:p>154.024413226084</text:p>
          </table:table-cell>
        </table:table-row>
        <table:table-row table:style-name="ro1">
          <table:table-cell office:value-type="float" office:value="-123.800224035905" calcext:value-type="float">
            <text:p>-123.800224035905</text:p>
          </table:table-cell>
        </table:table-row>
        <table:table-row table:style-name="ro1">
          <table:table-cell office:value-type="float" office:value="-53.1721837764246" calcext:value-type="float">
            <text:p>-53.1721837764246</text:p>
          </table:table-cell>
        </table:table-row>
        <table:table-row table:style-name="ro1">
          <table:table-cell office:value-type="float" office:value="35.1361316957578" calcext:value-type="float">
            <text:p>35.1361316957578</text:p>
          </table:table-cell>
        </table:table-row>
        <table:table-row table:style-name="ro1">
          <table:table-cell office:value-type="float" office:value="159.227310587895" calcext:value-type="float">
            <text:p>159.227310587895</text:p>
          </table:table-cell>
        </table:table-row>
        <table:table-row table:style-name="ro1">
          <table:table-cell office:value-type="float" office:value="-117.581887410126" calcext:value-type="float">
            <text:p>-117.581887410126</text:p>
          </table:table-cell>
        </table:table-row>
        <table:table-row table:style-name="ro1">
          <table:table-cell office:value-type="float" office:value="-47.0022994399764" calcext:value-type="float">
            <text:p>-47.0022994399764</text:p>
          </table:table-cell>
        </table:table-row>
        <table:table-row table:style-name="ro1">
          <table:table-cell office:value-type="float" office:value="41.1078983600681" calcext:value-type="float">
            <text:p>41.1078983600681</text:p>
          </table:table-cell>
        </table:table-row>
        <table:table-row table:style-name="ro1">
          <table:table-cell office:value-type="float" office:value="166.248272706164" calcext:value-type="float">
            <text:p>166.248272706164</text:p>
          </table:table-cell>
        </table:table-row>
        <table:table-row table:style-name="ro1">
          <table:table-cell office:value-type="float" office:value="-110.640704153552" calcext:value-type="float">
            <text:p>-110.640704153552</text:p>
          </table:table-cell>
        </table:table-row>
        <table:table-row table:style-name="ro1">
          <table:table-cell office:value-type="float" office:value="-40.73177955194" calcext:value-type="float">
            <text:p>-40.73177955194</text:p>
          </table:table-cell>
        </table:table-row>
        <table:table-row table:style-name="ro1">
          <table:table-cell office:value-type="float" office:value="46.9994993305437" calcext:value-type="float">
            <text:p>46.9994993305437</text:p>
          </table:table-cell>
        </table:table-row>
        <table:table-row table:style-name="ro1">
          <table:table-cell office:value-type="float" office:value="172.50281368432" calcext:value-type="float">
            <text:p>172.50281368432</text:p>
          </table:table-cell>
        </table:table-row>
        <table:table-row table:style-name="ro1">
          <table:table-cell office:value-type="float" office:value="-104.229260494564" calcext:value-type="float">
            <text:p>-104.229260494564</text:p>
          </table:table-cell>
        </table:table-row>
        <table:table-row table:style-name="ro1">
          <table:table-cell office:value-type="float" office:value="-34.0854519919871" calcext:value-type="float">
            <text:p>-34.0854519919871</text:p>
          </table:table-cell>
        </table:table-row>
        <table:table-row table:style-name="ro1">
          <table:table-cell office:value-type="float" office:value="52.453400448321" calcext:value-type="float">
            <text:p>52.453400448321</text:p>
          </table:table-cell>
        </table:table-row>
        <table:table-row table:style-name="ro1">
          <table:table-cell office:value-type="float" office:value="177.122570139923" calcext:value-type="float">
            <text:p>177.122570139923</text:p>
          </table:table-cell>
        </table:table-row>
        <table:table-row table:style-name="ro1">
          <table:table-cell office:value-type="float" office:value="-98.4332529319319" calcext:value-type="float">
            <text:p>-98.4332529319319</text:p>
          </table:table-cell>
        </table:table-row>
        <table:table-row table:style-name="ro1">
          <table:table-cell office:value-type="float" office:value="-28.8944698398999" calcext:value-type="float">
            <text:p>-28.8944698398999</text:p>
          </table:table-cell>
        </table:table-row>
        <table:table-row table:style-name="ro1">
          <table:table-cell office:value-type="float" office:value="57.472552480579" calcext:value-type="float">
            <text:p>57.472552480579</text:p>
          </table:table-cell>
        </table:table-row>
        <table:table-row table:style-name="ro1">
          <table:table-cell office:value-type="float" office:value="-176.708733926659" calcext:value-type="float">
            <text:p>-176.708733926659</text:p>
          </table:table-cell>
        </table:table-row>
        <table:table-row table:style-name="ro1">
          <table:table-cell office:value-type="float" office:value="-93.0924349492087" calcext:value-type="float">
            <text:p>-93.0924349492087</text:p>
          </table:table-cell>
        </table:table-row>
        <table:table-row table:style-name="ro1">
          <table:table-cell office:value-type="float" office:value="-23.7452904027922" calcext:value-type="float">
            <text:p>-23.7452904027922</text:p>
          </table:table-cell>
        </table:table-row>
        <table:table-row table:style-name="ro1">
          <table:table-cell office:value-type="float" office:value="61.9552376306974" calcext:value-type="float">
            <text:p>61.9552376306974</text:p>
          </table:table-cell>
        </table:table-row>
        <table:table-row table:style-name="ro1">
          <table:table-cell office:value-type="float" office:value="-171.545249858897" calcext:value-type="float">
            <text:p>-171.545249858897</text:p>
          </table:table-cell>
        </table:table-row>
        <table:table-row table:style-name="ro1">
          <table:table-cell office:value-type="float" office:value="-86.1569017796673" calcext:value-type="float">
            <text:p>-86.1569017796673</text:p>
          </table:table-cell>
        </table:table-row>
        <table:table-row table:style-name="ro1">
          <table:table-cell office:value-type="float" office:value="-16.9270567673257" calcext:value-type="float">
            <text:p>-16.9270567673257</text:p>
          </table:table-cell>
        </table:table-row>
        <table:table-row table:style-name="ro1">
          <table:table-cell office:value-type="float" office:value="68.1249030524218" calcext:value-type="float">
            <text:p>68.1249030524218</text:p>
          </table:table-cell>
        </table:table-row>
        <table:table-row table:style-name="ro1">
          <table:table-cell office:value-type="float" office:value="-164.834345636297" calcext:value-type="float">
            <text:p>-164.834345636297</text:p>
          </table:table-cell>
        </table:table-row>
        <table:table-row table:style-name="ro1">
          <table:table-cell office:value-type="float" office:value="-79.0856820734342" calcext:value-type="float">
            <text:p>-79.0856820734342</text:p>
          </table:table-cell>
        </table:table-row>
        <table:table-row table:style-name="ro1">
          <table:table-cell office:value-type="float" office:value="-10.0570499008975" calcext:value-type="float">
            <text:p>-10.0570499008975</text:p>
          </table:table-cell>
        </table:table-row>
        <table:table-row table:style-name="ro1">
          <table:table-cell office:value-type="float" office:value="74.5107676999888" calcext:value-type="float">
            <text:p>74.5107676999888</text:p>
          </table:table-cell>
        </table:table-row>
        <table:table-row table:style-name="ro1">
          <table:table-cell office:value-type="float" office:value="-157.192593884055" calcext:value-type="float">
            <text:p>-157.192593884055</text:p>
          </table:table-cell>
        </table:table-row>
        <table:table-row table:style-name="ro1">
          <table:table-cell office:value-type="float" office:value="-72.1675859935832" calcext:value-type="float">
            <text:p>-72.1675859935832</text:p>
          </table:table-cell>
        </table:table-row>
        <table:table-row table:style-name="ro1">
          <table:table-cell office:value-type="float" office:value="-3.4331461986182" calcext:value-type="float">
            <text:p>-3.4331461986182</text:p>
          </table:table-cell>
        </table:table-row>
        <table:table-row table:style-name="ro1">
          <table:table-cell office:value-type="float" office:value="80.6438846695285" calcext:value-type="float">
            <text:p>80.6438846695285</text:p>
          </table:table-cell>
        </table:table-row>
        <table:table-row table:style-name="ro1">
          <table:table-cell office:value-type="float" office:value="-151.276055987578" calcext:value-type="float">
            <text:p>-151.276055987578</text:p>
          </table:table-cell>
        </table:table-row>
        <table:table-row table:style-name="ro1">
          <table:table-cell office:value-type="float" office:value="-64.9968984307289" calcext:value-type="float">
            <text:p>-64.9968984307289</text:p>
          </table:table-cell>
        </table:table-row>
        <table:table-row table:style-name="ro1">
          <table:table-cell office:value-type="float" office:value="4.09996197948296" calcext:value-type="float">
            <text:p>4.09996197948296</text:p>
          </table:table-cell>
        </table:table-row>
        <table:table-row table:style-name="ro1">
          <table:table-cell office:value-type="float" office:value="88.7955935142012" calcext:value-type="float">
            <text:p>88.7955935142012</text:p>
          </table:table-cell>
        </table:table-row>
        <table:table-row table:style-name="ro1">
          <table:table-cell office:value-type="float" office:value="-142.502201753443" calcext:value-type="float">
            <text:p>-142.502201753443</text:p>
          </table:table-cell>
        </table:table-row>
        <table:table-row table:style-name="ro1">
          <table:table-cell office:value-type="float" office:value="-57.2984521093212" calcext:value-type="float">
            <text:p>-57.2984521093212</text:p>
          </table:table-cell>
        </table:table-row>
        <table:table-row table:style-name="ro1">
          <table:table-cell office:value-type="float" office:value="11.432921551236" calcext:value-type="float">
            <text:p>11.432921551236</text:p>
          </table:table-cell>
        </table:table-row>
        <table:table-row table:style-name="ro1">
          <table:table-cell office:value-type="float" office:value="95.886162741731" calcext:value-type="float">
            <text:p>95.886162741731</text:p>
          </table:table-cell>
        </table:table-row>
        <table:table-row table:style-name="ro1">
          <table:table-cell office:value-type="float" office:value="-135.101683602581" calcext:value-type="float">
            <text:p>-135.101683602581</text:p>
          </table:table-cell>
        </table:table-row>
        <table:table-row table:style-name="ro1">
          <table:table-cell office:value-type="float" office:value="-50.5965107699664" calcext:value-type="float">
            <text:p>-50.5965107699664</text:p>
          </table:table-cell>
        </table:table-row>
        <table:table-row table:style-name="ro1">
          <table:table-cell office:value-type="float" office:value="18.6267829235855" calcext:value-type="float">
            <text:p>18.6267829235855</text:p>
          </table:table-cell>
        </table:table-row>
        <table:table-row table:style-name="ro1">
          <table:table-cell office:value-type="float" office:value="103.199224469902" calcext:value-type="float">
            <text:p>103.199224469902</text:p>
          </table:table-cell>
        </table:table-row>
        <table:table-row table:style-name="ro1">
          <table:table-cell office:value-type="float" office:value="-126.425911725765" calcext:value-type="float">
            <text:p>-126.425911725765</text:p>
          </table:table-cell>
        </table:table-row>
        <table:table-row table:style-name="ro1">
          <table:table-cell office:value-type="float" office:value="-41.8474523671263" calcext:value-type="float">
            <text:p>-41.8474523671263</text:p>
          </table:table-cell>
        </table:table-row>
        <table:table-row table:style-name="ro1">
          <table:table-cell office:value-type="float" office:value="27.7864981260422" calcext:value-type="float">
            <text:p>27.7864981260422</text:p>
          </table:table-cell>
        </table:table-row>
        <table:table-row table:style-name="ro1">
          <table:table-cell office:value-type="float" office:value="112.168931611778" calcext:value-type="float">
            <text:p>112.168931611778</text:p>
          </table:table-cell>
        </table:table-row>
        <table:table-row table:style-name="ro1">
          <table:table-cell office:value-type="float" office:value="-116.858927109533" calcext:value-type="float">
            <text:p>-116.858927109533</text:p>
          </table:table-cell>
        </table:table-row>
        <table:table-row table:style-name="ro1">
          <table:table-cell office:value-type="float" office:value="-33.1986348728207" calcext:value-type="float">
            <text:p>-33.1986348728207</text:p>
          </table:table-cell>
        </table:table-row>
        <table:table-row table:style-name="ro1">
          <table:table-cell office:value-type="float" office:value="36.1572059028203" calcext:value-type="float">
            <text:p>36.1572059028203</text:p>
          </table:table-cell>
        </table:table-row>
        <table:table-row table:style-name="ro1">
          <table:table-cell office:value-type="float" office:value="120.72745843505" calcext:value-type="float">
            <text:p>120.72745843505</text:p>
          </table:table-cell>
        </table:table-row>
        <table:table-row table:style-name="ro1">
          <table:table-cell office:value-type="float" office:value="-110.135674895021" calcext:value-type="float">
            <text:p>-110.135674895021</text:p>
          </table:table-cell>
        </table:table-row>
        <table:table-row table:style-name="ro1">
          <table:table-cell office:value-type="float" office:value="-26.4269003940092" calcext:value-type="float">
            <text:p>-26.4269003940092</text:p>
          </table:table-cell>
        </table:table-row>
        <table:table-row table:style-name="ro1">
          <table:table-cell office:value-type="float" office:value="42.8180670724175" calcext:value-type="float">
            <text:p>42.8180670724175</text:p>
          </table:table-cell>
        </table:table-row>
        <table:table-row table:style-name="ro1">
          <table:table-cell office:value-type="float" office:value="127.939352914974" calcext:value-type="float">
            <text:p>127.939352914974</text:p>
          </table:table-cell>
        </table:table-row>
        <table:table-row table:style-name="ro1">
          <table:table-cell office:value-type="float" office:value="-103.638169495049" calcext:value-type="float">
            <text:p>-103.638169495049</text:p>
          </table:table-cell>
        </table:table-row>
        <table:table-row table:style-name="ro1">
          <table:table-cell office:value-type="float" office:value="-19.6425024345936" calcext:value-type="float">
            <text:p>-19.6425024345936</text:p>
          </table:table-cell>
        </table:table-row>
        <table:table-row table:style-name="ro1">
          <table:table-cell office:value-type="float" office:value="48.9792891118367" calcext:value-type="float">
            <text:p>48.9792891118367</text:p>
          </table:table-cell>
        </table:table-row>
        <table:table-row table:style-name="ro1">
          <table:table-cell office:value-type="float" office:value="132.828032242598" calcext:value-type="float">
            <text:p>132.828032242598</text:p>
          </table:table-cell>
        </table:table-row>
        <table:table-row table:style-name="ro1">
          <table:table-cell office:value-type="float" office:value="-96.2728135232719" calcext:value-type="float">
            <text:p>-96.2728135232719</text:p>
          </table:table-cell>
        </table:table-row>
        <table:table-row table:style-name="ro1">
          <table:table-cell office:value-type="float" office:value="-12.7118006390161" calcext:value-type="float">
            <text:p>-12.7118006390161</text:p>
          </table:table-cell>
        </table:table-row>
        <table:table-row table:style-name="ro1">
          <table:table-cell office:value-type="float" office:value="56.2826483778426" calcext:value-type="float">
            <text:p>56.2826483778426</text:p>
          </table:table-cell>
        </table:table-row>
        <table:table-row table:style-name="ro1">
          <table:table-cell office:value-type="float" office:value="140.327897966696" calcext:value-type="float">
            <text:p>140.327897966696</text:p>
          </table:table-cell>
        </table:table-row>
        <table:table-row table:style-name="ro1">
          <table:table-cell office:value-type="float" office:value="-88.9958467279451" calcext:value-type="float">
            <text:p>-88.9958467279451</text:p>
          </table:table-cell>
        </table:table-row>
        <table:table-row table:style-name="ro1">
          <table:table-cell office:value-type="float" office:value="-5.16311102347206" calcext:value-type="float">
            <text:p>-5.16311102347206</text:p>
          </table:table-cell>
        </table:table-row>
        <table:table-row table:style-name="ro1">
          <table:table-cell office:value-type="float" office:value="63.8086037279765" calcext:value-type="float">
            <text:p>63.8086037279765</text:p>
          </table:table-cell>
        </table:table-row>
        <table:table-row table:style-name="ro1">
          <table:table-cell office:value-type="float" office:value="147.427839559395" calcext:value-type="float">
            <text:p>147.427839559395</text:p>
          </table:table-cell>
        </table:table-row>
        <table:table-row table:style-name="ro1">
          <table:table-cell office:value-type="float" office:value="-82.1031637496666" calcext:value-type="float">
            <text:p>-82.1031637496666</text:p>
          </table:table-cell>
        </table:table-row>
        <table:table-row table:style-name="ro1">
          <table:table-cell office:value-type="float" office:value="1.79203054060697" calcext:value-type="float">
            <text:p>1.79203054060697</text:p>
          </table:table-cell>
        </table:table-row>
        <table:table-row table:style-name="ro1">
          <table:table-cell office:value-type="float" office:value="70.0929376324775" calcext:value-type="float">
            <text:p>70.0929376324775</text:p>
          </table:table-cell>
        </table:table-row>
        <table:table-row table:style-name="ro1">
          <table:table-cell office:value-type="float" office:value="152.539837961391" calcext:value-type="float">
            <text:p>152.539837961391</text:p>
          </table:table-cell>
        </table:table-row>
        <table:table-row table:style-name="ro1">
          <table:table-cell office:value-type="float" office:value="-75.5660588552093" calcext:value-type="float">
            <text:p>-75.5660588552093</text:p>
          </table:table-cell>
        </table:table-row>
        <table:table-row table:style-name="ro1">
          <table:table-cell office:value-type="float" office:value="8.05766264732185" calcext:value-type="float">
            <text:p>8.05766264732185</text:p>
          </table:table-cell>
        </table:table-row>
        <table:table-row table:style-name="ro1">
          <table:table-cell office:value-type="float" office:value="75.7499075071907" calcext:value-type="float">
            <text:p>75.7499075071907</text:p>
          </table:table-cell>
        </table:table-row>
        <table:table-row table:style-name="ro1">
          <table:table-cell office:value-type="float" office:value="158.607003203345" calcext:value-type="float">
            <text:p>158.607003203345</text:p>
          </table:table-cell>
        </table:table-row>
        <table:table-row table:style-name="ro1">
          <table:table-cell office:value-type="float" office:value="-68.9234696967484" calcext:value-type="float">
            <text:p>-68.9234696967484</text:p>
          </table:table-cell>
        </table:table-row>
        <table:table-row table:style-name="ro1">
          <table:table-cell office:value-type="float" office:value="14.9709687097848" calcext:value-type="float">
            <text:p>14.9709687097848</text:p>
          </table:table-cell>
        </table:table-row>
        <table:table-row table:style-name="ro1">
          <table:table-cell office:value-type="float" office:value="82.2264162526378" calcext:value-type="float">
            <text:p>82.2264162526378</text:p>
          </table:table-cell>
        </table:table-row>
        <table:table-row table:style-name="ro1">
          <table:table-cell office:value-type="float" office:value="164.282091182602" calcext:value-type="float">
            <text:p>164.282091182602</text:p>
          </table:table-cell>
        </table:table-row>
        <table:table-row table:style-name="ro1">
          <table:table-cell office:value-type="float" office:value="-63.4261289993222" calcext:value-type="float">
            <text:p>-63.4261289993222</text:p>
          </table:table-cell>
        </table:table-row>
        <table:table-row table:style-name="ro1">
          <table:table-cell office:value-type="float" office:value="21.5756865675553" calcext:value-type="float">
            <text:p>21.5756865675553</text:p>
          </table:table-cell>
        </table:table-row>
        <table:table-row table:style-name="ro1">
          <table:table-cell office:value-type="float" office:value="88.392660797048" calcext:value-type="float">
            <text:p>88.392660797048</text:p>
          </table:table-cell>
        </table:table-row>
        <table:table-row table:style-name="ro1">
          <table:table-cell office:value-type="float" office:value="168.708715581456" calcext:value-type="float">
            <text:p>168.708715581456</text:p>
          </table:table-cell>
        </table:table-row>
        <table:table-row table:style-name="ro1">
          <table:table-cell office:value-type="float" office:value="-56.8696243949711" calcext:value-type="float">
            <text:p>-56.8696243949711</text:p>
          </table:table-cell>
        </table:table-row>
        <table:table-row table:style-name="ro1">
          <table:table-cell office:value-type="float" office:value="28.04708737363" calcext:value-type="float">
            <text:p>28.04708737363</text:p>
          </table:table-cell>
        </table:table-row>
        <table:table-row table:style-name="ro1">
          <table:table-cell office:value-type="float" office:value="94.9735136590853" calcext:value-type="float">
            <text:p>94.9735136590853</text:p>
          </table:table-cell>
        </table:table-row>
        <table:table-row table:style-name="ro1">
          <table:table-cell office:value-type="float" office:value="174.933343851799" calcext:value-type="float">
            <text:p>174.933343851799</text:p>
          </table:table-cell>
        </table:table-row>
        <table:table-row table:style-name="ro1">
          <table:table-cell office:value-type="float" office:value="-51.4337804482511" calcext:value-type="float">
            <text:p>-51.4337804482511</text:p>
          </table:table-cell>
        </table:table-row>
        <table:table-row table:style-name="ro1">
          <table:table-cell office:value-type="float" office:value="34.7200212085421" calcext:value-type="float">
            <text:p>34.7200212085421</text:p>
          </table:table-cell>
        </table:table-row>
        <table:table-row table:style-name="ro1">
          <table:table-cell office:value-type="float" office:value="101.189687420498" calcext:value-type="float">
            <text:p>101.189687420498</text:p>
          </table:table-cell>
        </table:table-row>
        <table:table-row table:style-name="ro1">
          <table:table-cell office:value-type="float" office:value="-179.862697699527" calcext:value-type="float">
            <text:p>-179.862697699527</text:p>
          </table:table-cell>
        </table:table-row>
        <table:table-row table:style-name="ro1">
          <table:table-cell office:value-type="float" office:value="-44.2000590977555" calcext:value-type="float">
            <text:p>-44.2000590977555</text:p>
          </table:table-cell>
        </table:table-row>
        <table:table-row table:style-name="ro1">
          <table:table-cell office:value-type="float" office:value="41.0359142494999" calcext:value-type="float">
            <text:p>41.0359142494999</text:p>
          </table:table-cell>
        </table:table-row>
        <table:table-row table:style-name="ro1">
          <table:table-cell office:value-type="float" office:value="107.344439953717" calcext:value-type="float">
            <text:p>107.344439953717</text:p>
          </table:table-cell>
        </table:table-row>
        <table:table-row table:style-name="ro1">
          <table:table-cell office:value-type="float" office:value="-175.025718002496" calcext:value-type="float">
            <text:p>-175.025718002496</text:p>
          </table:table-cell>
        </table:table-row>
        <table:table-row table:style-name="ro1">
          <table:table-cell office:value-type="float" office:value="-38.7117070657508" calcext:value-type="float">
            <text:p>-38.7117070657508</text:p>
          </table:table-cell>
        </table:table-row>
        <table:table-row table:style-name="ro1">
          <table:table-cell office:value-type="float" office:value="47.0912185039695" calcext:value-type="float">
            <text:p>47.0912185039695</text:p>
          </table:table-cell>
        </table:table-row>
        <table:table-row table:style-name="ro1">
          <table:table-cell office:value-type="float" office:value="113.076957600861" calcext:value-type="float">
            <text:p>113.076957600861</text:p>
          </table:table-cell>
        </table:table-row>
        <table:table-row table:style-name="ro1">
          <table:table-cell office:value-type="float" office:value="-169.342548161976" calcext:value-type="float">
            <text:p>-169.342548161976</text:p>
          </table:table-cell>
        </table:table-row>
        <table:table-row table:style-name="ro1">
          <table:table-cell office:value-type="float" office:value="-29.5942627780269" calcext:value-type="float">
            <text:p>-29.5942627780269</text:p>
          </table:table-cell>
        </table:table-row>
        <table:table-row table:style-name="ro1">
          <table:table-cell office:value-type="float" office:value="55.8164155535811" calcext:value-type="float">
            <text:p>55.8164155535811</text:p>
          </table:table-cell>
        </table:table-row>
        <table:table-row table:style-name="ro1">
          <table:table-cell office:value-type="float" office:value="121.16972003111" calcext:value-type="float">
            <text:p>121.16972003111</text:p>
          </table:table-cell>
        </table:table-row>
        <table:table-row table:style-name="ro1">
          <table:table-cell office:value-type="float" office:value="-160.93799348385" calcext:value-type="float">
            <text:p>-160.93799348385</text:p>
          </table:table-cell>
        </table:table-row>
        <table:table-row table:style-name="ro1">
          <table:table-cell office:value-type="float" office:value="-22.4151015009284" calcext:value-type="float">
            <text:p>-22.4151015009284</text:p>
          </table:table-cell>
        </table:table-row>
        <table:table-row table:style-name="ro1">
          <table:table-cell office:value-type="float" office:value="62.8724351802892" calcext:value-type="float">
            <text:p>62.8724351802892</text:p>
          </table:table-cell>
        </table:table-row>
        <table:table-row table:style-name="ro1">
          <table:table-cell office:value-type="float" office:value="128.986131577526" calcext:value-type="float">
            <text:p>128.986131577526</text:p>
          </table:table-cell>
        </table:table-row>
        <table:table-row table:style-name="ro1">
          <table:table-cell office:value-type="float" office:value="-151.196803874828" calcext:value-type="float">
            <text:p>-151.196803874828</text:p>
          </table:table-cell>
        </table:table-row>
        <table:table-row table:style-name="ro1">
          <table:table-cell office:value-type="float" office:value="-13.9563216788712" calcext:value-type="float">
            <text:p>-13.9563216788712</text:p>
          </table:table-cell>
        </table:table-row>
        <table:table-row table:style-name="ro1">
          <table:table-cell office:value-type="float" office:value="71.1930772817707" calcext:value-type="float">
            <text:p>71.1930772817707</text:p>
          </table:table-cell>
        </table:table-row>
        <table:table-row table:style-name="ro1">
          <table:table-cell office:value-type="float" office:value="136.921462830008" calcext:value-type="float">
            <text:p>136.921462830008</text:p>
          </table:table-cell>
        </table:table-row>
        <table:table-row table:style-name="ro1">
          <table:table-cell office:value-type="float" office:value="-143.631868665858" calcext:value-type="float">
            <text:p>-143.631868665858</text:p>
          </table:table-cell>
        </table:table-row>
        <table:table-row table:style-name="ro1">
          <table:table-cell office:value-type="float" office:value="-7.12870642292987" calcext:value-type="float">
            <text:p>-7.12870642292987</text:p>
          </table:table-cell>
        </table:table-row>
        <table:table-row table:style-name="ro1">
          <table:table-cell office:value-type="float" office:value="78.3924102528807" calcext:value-type="float">
            <text:p>78.3924102528807</text:p>
          </table:table-cell>
        </table:table-row>
        <table:table-row table:style-name="ro1">
          <table:table-cell office:value-type="float" office:value="144.240113745781" calcext:value-type="float">
            <text:p>144.240113745781</text:p>
          </table:table-cell>
        </table:table-row>
        <table:table-row table:style-name="ro1">
          <table:table-cell office:value-type="float" office:value="-135.658293927989" calcext:value-type="float">
            <text:p>-135.658293927989</text:p>
          </table:table-cell>
        </table:table-row>
        <table:table-row table:style-name="ro1">
          <table:table-cell office:value-type="float" office:value="0.144357099166765" calcext:value-type="float">
            <text:p>0.144357099166765</text:p>
          </table:table-cell>
        </table:table-row>
        <table:table-row table:style-name="ro1">
          <table:table-cell office:value-type="float" office:value="85.604207430863" calcext:value-type="float">
            <text:p>85.604207430863</text:p>
          </table:table-cell>
        </table:table-row>
        <table:table-row table:style-name="ro1">
          <table:table-cell office:value-type="float" office:value="151.849499411933" calcext:value-type="float">
            <text:p>151.849499411933</text:p>
          </table:table-cell>
        </table:table-row>
        <table:table-row table:style-name="ro1">
          <table:table-cell office:value-type="float" office:value="-127.267411203319" calcext:value-type="float">
            <text:p>-127.267411203319</text:p>
          </table:table-cell>
        </table:table-row>
        <table:table-row table:style-name="ro1">
          <table:table-cell office:value-type="float" office:value="9.72321998908972" calcext:value-type="float">
            <text:p>9.72321998908972</text:p>
          </table:table-cell>
        </table:table-row>
        <table:table-row table:style-name="ro1">
          <table:table-cell office:value-type="float" office:value="93.5325877718826" calcext:value-type="float">
            <text:p>93.5325877718826</text:p>
          </table:table-cell>
        </table:table-row>
        <table:table-row table:style-name="ro1">
          <table:table-cell office:value-type="float" office:value="159.658237218829" calcext:value-type="float">
            <text:p>159.658237218829</text:p>
          </table:table-cell>
        </table:table-row>
        <table:table-row table:style-name="ro1">
          <table:table-cell office:value-type="float" office:value="-120.654927119875" calcext:value-type="float">
            <text:p>-120.654927119875</text:p>
          </table:table-cell>
        </table:table-row>
        <table:table-row table:style-name="ro1">
          <table:table-cell office:value-type="float" office:value="14.9012637136711" calcext:value-type="float">
            <text:p>14.9012637136711</text:p>
          </table:table-cell>
        </table:table-row>
        <table:table-row table:style-name="ro1">
          <table:table-cell office:value-type="float" office:value="99.9680708820293" calcext:value-type="float">
            <text:p>99.9680708820293</text:p>
          </table:table-cell>
        </table:table-row>
        <table:table-row table:style-name="ro1">
          <table:table-cell office:value-type="float" office:value="166.119138410566" calcext:value-type="float">
            <text:p>166.119138410566</text:p>
          </table:table-cell>
        </table:table-row>
        <table:table-row table:style-name="ro1">
          <table:table-cell office:value-type="float" office:value="-114.816891868369" calcext:value-type="float">
            <text:p>-114.816891868369</text:p>
          </table:table-cell>
        </table:table-row>
        <table:table-row table:style-name="ro1">
          <table:table-cell office:value-type="float" office:value="20.2223497285192" calcext:value-type="float">
            <text:p>20.2223497285192</text:p>
          </table:table-cell>
        </table:table-row>
        <table:table-row table:style-name="ro1">
          <table:table-cell office:value-type="float" office:value="106.380215908248" calcext:value-type="float">
            <text:p>106.380215908248</text:p>
          </table:table-cell>
        </table:table-row>
        <table:table-row table:style-name="ro1">
          <table:table-cell office:value-type="float" office:value="172.980254046494" calcext:value-type="float">
            <text:p>172.980254046494</text:p>
          </table:table-cell>
        </table:table-row>
        <table:table-row table:style-name="ro1">
          <table:table-cell office:value-type="float" office:value="-106.884922260405" calcext:value-type="float">
            <text:p>-106.884922260405</text:p>
          </table:table-cell>
        </table:table-row>
        <table:table-row table:style-name="ro1">
          <table:table-cell office:value-type="float" office:value="27.7133840127995" calcext:value-type="float">
            <text:p>27.7133840127995</text:p>
          </table:table-cell>
        </table:table-row>
        <table:table-row table:style-name="ro1">
          <table:table-cell office:value-type="float" office:value="113.78256642689" calcext:value-type="float">
            <text:p>113.78256642689</text:p>
          </table:table-cell>
        </table:table-row>
        <table:table-row table:style-name="ro1">
          <table:table-cell office:value-type="float" office:value="-179.780678337732" calcext:value-type="float">
            <text:p>-179.780678337732</text:p>
          </table:table-cell>
        </table:table-row>
        <table:table-row table:style-name="ro1">
          <table:table-cell office:value-type="float" office:value="-101.21513322545" calcext:value-type="float">
            <text:p>-101.21513322545</text:p>
          </table:table-cell>
        </table:table-row>
        <table:table-row table:style-name="ro1">
          <table:table-cell office:value-type="float" office:value="35.5126849219378" calcext:value-type="float">
            <text:p>35.5126849219378</text:p>
          </table:table-cell>
        </table:table-row>
        <table:table-row table:style-name="ro1">
          <table:table-cell office:value-type="float" office:value="121.061139869488" calcext:value-type="float">
            <text:p>121.061139869488</text:p>
          </table:table-cell>
        </table:table-row>
        <table:table-row table:style-name="ro1">
          <table:table-cell office:value-type="float" office:value="-172.655340209928" calcext:value-type="float">
            <text:p>-172.655340209928</text:p>
          </table:table-cell>
        </table:table-row>
        <table:table-row table:style-name="ro1">
          <table:table-cell office:value-type="float" office:value="-92.8691170138085" calcext:value-type="float">
            <text:p>-92.8691170138085</text:p>
          </table:table-cell>
        </table:table-row>
        <table:table-row table:style-name="ro1">
          <table:table-cell office:value-type="float" office:value="42.7127939402649" calcext:value-type="float">
            <text:p>42.7127939402649</text:p>
          </table:table-cell>
        </table:table-row>
        <table:table-row table:style-name="ro1">
          <table:table-cell office:value-type="float" office:value="128.440119965363" calcext:value-type="float">
            <text:p>128.440119965363</text:p>
          </table:table-cell>
        </table:table-row>
        <table:table-row table:style-name="ro1">
          <table:table-cell office:value-type="float" office:value="-165.33357650091" calcext:value-type="float">
            <text:p>-165.33357650091</text:p>
          </table:table-cell>
        </table:table-row>
        <table:table-row table:style-name="ro1">
          <table:table-cell office:value-type="float" office:value="-85.8238662195206" calcext:value-type="float">
            <text:p>-85.8238662195206</text:p>
          </table:table-cell>
        </table:table-row>
        <table:table-row table:style-name="ro1">
          <table:table-cell office:value-type="float" office:value="50.6419236062981" calcext:value-type="float">
            <text:p>50.6419236062981</text:p>
          </table:table-cell>
        </table:table-row>
        <table:table-row table:style-name="ro1">
          <table:table-cell office:value-type="float" office:value="136.422224905613" calcext:value-type="float">
            <text:p>136.422224905613</text:p>
          </table:table-cell>
        </table:table-row>
        <table:table-row table:style-name="ro1">
          <table:table-cell office:value-type="float" office:value="-156.980145702571" calcext:value-type="float">
            <text:p>-156.980145702571</text:p>
          </table:table-cell>
        </table:table-row>
        <table:table-row table:style-name="ro1">
          <table:table-cell office:value-type="float" office:value="-77.3278236162849" calcext:value-type="float">
            <text:p>-77.3278236162849</text:p>
          </table:table-cell>
        </table:table-row>
        <table:table-row table:style-name="ro1">
          <table:table-cell office:value-type="float" office:value="57.6248592114419" calcext:value-type="float">
            <text:p>57.6248592114419</text:p>
          </table:table-cell>
        </table:table-row>
        <table:table-row table:style-name="ro1">
          <table:table-cell office:value-type="float" office:value="142.80481838261" calcext:value-type="float">
            <text:p>142.80481838261</text:p>
          </table:table-cell>
        </table:table-row>
        <table:table-row table:style-name="ro1">
          <table:table-cell office:value-type="float" office:value="-150.640578318989" calcext:value-type="float">
            <text:p>-150.640578318989</text:p>
          </table:table-cell>
        </table:table-row>
        <table:table-row table:style-name="ro1">
          <table:table-cell office:value-type="float" office:value="-69.4800294633817" calcext:value-type="float">
            <text:p>-69.4800294633817</text:p>
          </table:table-cell>
        </table:table-row>
        <table:table-row table:style-name="ro1">
          <table:table-cell office:value-type="float" office:value="64.9681266435755" calcext:value-type="float">
            <text:p>64.9681266435755</text:p>
          </table:table-cell>
        </table:table-row>
        <table:table-row table:style-name="ro1">
          <table:table-cell office:value-type="float" office:value="150.376090144691" calcext:value-type="float">
            <text:p>150.376090144691</text:p>
          </table:table-cell>
        </table:table-row>
        <table:table-row table:style-name="ro1">
          <table:table-cell office:value-type="float" office:value="-142.653704421918" calcext:value-type="float">
            <text:p>-142.653704421918</text:p>
          </table:table-cell>
        </table:table-row>
        <table:table-row table:style-name="ro1">
          <table:table-cell office:value-type="float" office:value="-62.4778528718038" calcext:value-type="float">
            <text:p>-62.4778528718038</text:p>
          </table:table-cell>
        </table:table-row>
        <table:table-row table:style-name="ro1">
          <table:table-cell office:value-type="float" office:value="68.7414657423189" calcext:value-type="float">
            <text:p>68.7414657423189</text:p>
          </table:table-cell>
        </table:table-row>
        <table:table-row table:style-name="ro1">
          <table:table-cell office:value-type="float" office:value="155.84491246769" calcext:value-type="float">
            <text:p>155.84491246769</text:p>
          </table:table-cell>
        </table:table-row>
        <table:table-row table:style-name="ro1">
          <table:table-cell office:value-type="float" office:value="-136.838756853064" calcext:value-type="float">
            <text:p>-136.838756853064</text:p>
          </table:table-cell>
        </table:table-row>
        <table:table-row table:style-name="ro1">
          <table:table-cell office:value-type="float" office:value="-57.5047944351167" calcext:value-type="float">
            <text:p>-57.5047944351167</text:p>
          </table:table-cell>
        </table:table-row>
        <table:table-row table:style-name="ro1">
          <table:table-cell office:value-type="float" office:value="71.2105868161966" calcext:value-type="float">
            <text:p>71.2105868161966</text:p>
          </table:table-cell>
        </table:table-row>
        <table:table-row table:style-name="ro1">
          <table:table-cell office:value-type="float" office:value="160.520323134363" calcext:value-type="float">
            <text:p>160.520323134363</text:p>
          </table:table-cell>
        </table:table-row>
        <table:table-row table:style-name="ro1">
          <table:table-cell office:value-type="float" office:value="-132.439439342867" calcext:value-type="float">
            <text:p>-132.439439342867</text:p>
          </table:table-cell>
        </table:table-row>
        <table:table-row table:style-name="ro1">
          <table:table-cell office:value-type="float" office:value="-54.3615753092421" calcext:value-type="float">
            <text:p>-54.3615753092421</text:p>
          </table:table-cell>
        </table:table-row>
        <table:table-row table:style-name="ro1">
          <table:table-cell office:value-type="float" office:value="77.0950243422053" calcext:value-type="float">
            <text:p>77.0950243422053</text:p>
          </table:table-cell>
        </table:table-row>
        <table:table-row table:style-name="ro1">
          <table:table-cell office:value-type="float" office:value="166.624238703213" calcext:value-type="float">
            <text:p>166.624238703213</text:p>
          </table:table-cell>
        </table:table-row>
        <table:table-row table:style-name="ro1">
          <table:table-cell office:value-type="float" office:value="-126.926285433397" calcext:value-type="float">
            <text:p>-126.926285433397</text:p>
          </table:table-cell>
        </table:table-row>
        <table:table-row table:style-name="ro1">
          <table:table-cell office:value-type="float" office:value="-49.9876157180192" calcext:value-type="float">
            <text:p>-49.9876157180192</text:p>
          </table:table-cell>
        </table:table-row>
        <table:table-row table:style-name="ro1">
          <table:table-cell office:value-type="float" office:value="81.4619857919485" calcext:value-type="float">
            <text:p>81.4619857919485</text:p>
          </table:table-cell>
        </table:table-row>
        <table:table-row table:style-name="ro1">
          <table:table-cell office:value-type="float" office:value="172.755875791323" calcext:value-type="float">
            <text:p>172.755875791323</text:p>
          </table:table-cell>
        </table:table-row>
        <table:table-row table:style-name="ro1">
          <table:table-cell office:value-type="float" office:value="-120.576315134608" calcext:value-type="float">
            <text:p>-120.576315134608</text:p>
          </table:table-cell>
        </table:table-row>
        <table:table-row table:style-name="ro1">
          <table:table-cell office:value-type="float" office:value="-44.8337919196878" calcext:value-type="float">
            <text:p>-44.8337919196878</text:p>
          </table:table-cell>
        </table:table-row>
        <table:table-row table:style-name="ro1">
          <table:table-cell office:value-type="float" office:value="90.1080301441346" calcext:value-type="float">
            <text:p>90.1080301441346</text:p>
          </table:table-cell>
        </table:table-row>
        <table:table-row table:style-name="ro1">
          <table:table-cell office:value-type="float" office:value="-179.185444514108" calcext:value-type="float">
            <text:p>-179.185444514108</text:p>
          </table:table-cell>
        </table:table-row>
        <table:table-row table:style-name="ro1">
          <table:table-cell office:value-type="float" office:value="-113.025285895009" calcext:value-type="float">
            <text:p>-113.025285895009</text:p>
          </table:table-cell>
        </table:table-row>
        <table:table-row table:style-name="ro1">
          <table:table-cell office:value-type="float" office:value="-36.2646024753486" calcext:value-type="float">
            <text:p>-36.2646024753486</text:p>
          </table:table-cell>
        </table:table-row>
        <table:table-row table:style-name="ro1">
          <table:table-cell office:value-type="float" office:value="99.0370636777887" calcext:value-type="float">
            <text:p>99.0370636777887</text:p>
          </table:table-cell>
        </table:table-row>
        <table:table-row table:style-name="ro1">
          <table:table-cell office:value-type="float" office:value="-170.609680384895" calcext:value-type="float">
            <text:p>-170.609680384895</text:p>
          </table:table-cell>
        </table:table-row>
        <table:table-row table:style-name="ro1">
          <table:table-cell office:value-type="float" office:value="-104.568072694856" calcext:value-type="float">
            <text:p>-104.568072694856</text:p>
          </table:table-cell>
        </table:table-row>
        <table:table-row table:style-name="ro1">
          <table:table-cell office:value-type="float" office:value="-27.7648129768253" calcext:value-type="float">
            <text:p>-27.7648129768253</text:p>
          </table:table-cell>
        </table:table-row>
        <table:table-row table:style-name="ro1">
          <table:table-cell office:value-type="float" office:value="104.52494033794" calcext:value-type="float">
            <text:p>104.52494033794</text:p>
          </table:table-cell>
        </table:table-row>
        <table:table-row table:style-name="ro1">
          <table:table-cell office:value-type="float" office:value="-164.865659933119" calcext:value-type="float">
            <text:p>-164.865659933119</text:p>
          </table:table-cell>
        </table:table-row>
        <table:table-row table:style-name="ro1">
          <table:table-cell office:value-type="float" office:value="-97.6236766148133" calcext:value-type="float">
            <text:p>-97.6236766148133</text:p>
          </table:table-cell>
        </table:table-row>
        <table:table-row table:style-name="ro1">
          <table:table-cell office:value-type="float" office:value="-20.9821802808179" calcext:value-type="float">
            <text:p>-20.9821802808179</text:p>
          </table:table-cell>
        </table:table-row>
        <table:table-row table:style-name="ro1">
          <table:table-cell office:value-type="float" office:value="111.893498798769" calcext:value-type="float">
            <text:p>111.893498798769</text:p>
          </table:table-cell>
        </table:table-row>
        <table:table-row table:style-name="ro1">
          <table:table-cell office:value-type="float" office:value="-158.203614936654" calcext:value-type="float">
            <text:p>-158.203614936654</text:p>
          </table:table-cell>
        </table:table-row>
        <table:table-row table:style-name="ro1">
          <table:table-cell office:value-type="float" office:value="-90.4019813928129" calcext:value-type="float">
            <text:p>-90.4019813928129</text:p>
          </table:table-cell>
        </table:table-row>
        <table:table-row table:style-name="ro1">
          <table:table-cell office:value-type="float" office:value="-13.4131454664851" calcext:value-type="float">
            <text:p>-13.4131454664851</text:p>
          </table:table-cell>
        </table:table-row>
        <table:table-row table:style-name="ro1">
          <table:table-cell office:value-type="float" office:value="117.754991317279" calcext:value-type="float">
            <text:p>117.754991317279</text:p>
          </table:table-cell>
        </table:table-row>
        <table:table-row table:style-name="ro1">
          <table:table-cell office:value-type="float" office:value="-151.157487604826" calcext:value-type="float">
            <text:p>-151.157487604826</text:p>
          </table:table-cell>
        </table:table-row>
        <table:table-row table:style-name="ro1">
          <table:table-cell office:value-type="float" office:value="-83.6083195717288" calcext:value-type="float">
            <text:p>-83.6083195717288</text:p>
          </table:table-cell>
        </table:table-row>
        <table:table-row table:style-name="ro1">
          <table:table-cell office:value-type="float" office:value="-6.68590194051298" calcext:value-type="float">
            <text:p>-6.68590194051298</text:p>
          </table:table-cell>
        </table:table-row>
        <table:table-row table:style-name="ro1">
          <table:table-cell office:value-type="float" office:value="125.670329615838" calcext:value-type="float">
            <text:p>125.670329615838</text:p>
          </table:table-cell>
        </table:table-row>
        <table:table-row table:style-name="ro1">
          <table:table-cell office:value-type="float" office:value="-143.888415260352" calcext:value-type="float">
            <text:p>-143.888415260352</text:p>
          </table:table-cell>
        </table:table-row>
        <table:table-row table:style-name="ro1">
          <table:table-cell office:value-type="float" office:value="-76.1649384738363" calcext:value-type="float">
            <text:p>-76.1649384738363</text:p>
          </table:table-cell>
        </table:table-row>
        <table:table-row table:style-name="ro1">
          <table:table-cell office:value-type="float" office:value="1.05646629741166" calcext:value-type="float">
            <text:p>1.05646629741166</text:p>
          </table:table-cell>
        </table:table-row>
        <table:table-row table:style-name="ro1">
          <table:table-cell office:value-type="float" office:value="132.05792956348" calcext:value-type="float">
            <text:p>132.05792956348</text:p>
          </table:table-cell>
        </table:table-row>
        <table:table-row table:style-name="ro1">
          <table:table-cell office:value-type="float" office:value="-136.628843037813" calcext:value-type="float">
            <text:p>-136.628843037813</text:p>
          </table:table-cell>
        </table:table-row>
        <table:table-row table:style-name="ro1">
          <table:table-cell office:value-type="float" office:value="-68.6877425610458" calcext:value-type="float">
            <text:p>-68.6877425610458</text:p>
          </table:table-cell>
        </table:table-row>
        <table:table-row table:style-name="ro1">
          <table:table-cell office:value-type="float" office:value="8.69869462914646" calcext:value-type="float">
            <text:p>8.69869462914646</text:p>
          </table:table-cell>
        </table:table-row>
        <table:table-row table:style-name="ro1">
          <table:table-cell office:value-type="float" office:value="139.929119510955" calcext:value-type="float">
            <text:p>139.929119510955</text:p>
          </table:table-cell>
        </table:table-row>
        <table:table-row table:style-name="ro1">
          <table:table-cell office:value-type="float" office:value="-128.785806981424" calcext:value-type="float">
            <text:p>-128.785806981424</text:p>
          </table:table-cell>
        </table:table-row>
        <table:table-row table:style-name="ro1">
          <table:table-cell office:value-type="float" office:value="-61.5288571064961" calcext:value-type="float">
            <text:p>-61.5288571064961</text:p>
          </table:table-cell>
        </table:table-row>
        <table:table-row table:style-name="ro1">
          <table:table-cell office:value-type="float" office:value="16.4775074209756" calcext:value-type="float">
            <text:p>16.4775074209756</text:p>
          </table:table-cell>
        </table:table-row>
        <table:table-row table:style-name="ro1">
          <table:table-cell office:value-type="float" office:value="147.152140396286" calcext:value-type="float">
            <text:p>147.152140396286</text:p>
          </table:table-cell>
        </table:table-row>
        <table:table-row table:style-name="ro1">
          <table:table-cell office:value-type="float" office:value="-121.968062869196" calcext:value-type="float">
            <text:p>-121.968062869196</text:p>
          </table:table-cell>
        </table:table-row>
        <table:table-row table:style-name="ro1">
          <table:table-cell office:value-type="float" office:value="-53.803479814139" calcext:value-type="float">
            <text:p>-53.803479814139</text:p>
          </table:table-cell>
        </table:table-row>
        <table:table-row table:style-name="ro1">
          <table:table-cell office:value-type="float" office:value="23.4751440362409" calcext:value-type="float">
            <text:p>23.4751440362409</text:p>
          </table:table-cell>
        </table:table-row>
        <table:table-row table:style-name="ro1">
          <table:table-cell office:value-type="float" office:value="153.728278256803" calcext:value-type="float">
            <text:p>153.728278256803</text:p>
          </table:table-cell>
        </table:table-row>
        <table:table-row table:style-name="ro1">
          <table:table-cell office:value-type="float" office:value="-115.055739094556" calcext:value-type="float">
            <text:p>-115.055739094556</text:p>
          </table:table-cell>
        </table:table-row>
        <table:table-row table:style-name="ro1">
          <table:table-cell office:value-type="float" office:value="-47.1282041691708" calcext:value-type="float">
            <text:p>-47.1282041691708</text:p>
          </table:table-cell>
        </table:table-row>
        <table:table-row table:style-name="ro1">
          <table:table-cell office:value-type="float" office:value="29.5901984519487" calcext:value-type="float">
            <text:p>29.5901984519487</text:p>
          </table:table-cell>
        </table:table-row>
        <table:table-row table:style-name="ro1">
          <table:table-cell office:value-type="float" office:value="160.388124628354" calcext:value-type="float">
            <text:p>160.388124628354</text:p>
          </table:table-cell>
        </table:table-row>
        <table:table-row table:style-name="ro1">
          <table:table-cell office:value-type="float" office:value="-107.622368635697" calcext:value-type="float">
            <text:p>-107.622368635697</text:p>
          </table:table-cell>
        </table:table-row>
        <table:table-row table:style-name="ro1">
          <table:table-cell office:value-type="float" office:value="-40.438963688686" calcext:value-type="float">
            <text:p>-40.438963688686</text:p>
          </table:table-cell>
        </table:table-row>
        <table:table-row table:style-name="ro1">
          <table:table-cell office:value-type="float" office:value="35.7467462509025" calcext:value-type="float">
            <text:p>35.7467462509025</text:p>
          </table:table-cell>
        </table:table-row>
        <table:table-row table:style-name="ro1">
          <table:table-cell office:value-type="float" office:value="167.245834417054" calcext:value-type="float">
            <text:p>167.245834417054</text:p>
          </table:table-cell>
        </table:table-row>
        <table:table-row table:style-name="ro1">
          <table:table-cell office:value-type="float" office:value="-100.518981975216" calcext:value-type="float">
            <text:p>-100.518981975216</text:p>
          </table:table-cell>
        </table:table-row>
        <table:table-row table:style-name="ro1">
          <table:table-cell office:value-type="float" office:value="-33.3738148130904" calcext:value-type="float">
            <text:p>-33.3738148130904</text:p>
          </table:table-cell>
        </table:table-row>
        <table:table-row table:style-name="ro1">
          <table:table-cell office:value-type="float" office:value="42.679227772293" calcext:value-type="float">
            <text:p>42.679227772293</text:p>
          </table:table-cell>
        </table:table-row>
        <table:table-row table:style-name="ro1">
          <table:table-cell office:value-type="float" office:value="176.580235207962" calcext:value-type="float">
            <text:p>176.580235207962</text:p>
          </table:table-cell>
        </table:table-row>
        <table:table-row table:style-name="ro1">
          <table:table-cell office:value-type="float" office:value="-92.291103954315" calcext:value-type="float">
            <text:p>-92.291103954315</text:p>
          </table:table-cell>
        </table:table-row>
        <table:table-row table:style-name="ro1">
          <table:table-cell office:value-type="float" office:value="-25.6569028540394" calcext:value-type="float">
            <text:p>-25.6569028540394</text:p>
          </table:table-cell>
        </table:table-row>
        <table:table-row table:style-name="ro1">
          <table:table-cell office:value-type="float" office:value="50.6507244332308" calcext:value-type="float">
            <text:p>50.6507244332308</text:p>
          </table:table-cell>
        </table:table-row>
        <table:table-row table:style-name="ro1">
          <table:table-cell office:value-type="float" office:value="-174.576153226367" calcext:value-type="float">
            <text:p>-174.576153226367</text:p>
          </table:table-cell>
        </table:table-row>
        <table:table-row table:style-name="ro1">
          <table:table-cell office:value-type="float" office:value="-84.3684985588477" calcext:value-type="float">
            <text:p>-84.3684985588477</text:p>
          </table:table-cell>
        </table:table-row>
        <table:table-row table:style-name="ro1">
          <table:table-cell office:value-type="float" office:value="-18.0735081927561" calcext:value-type="float">
            <text:p>-18.0735081927561</text:p>
          </table:table-cell>
        </table:table-row>
        <table:table-row table:style-name="ro1">
          <table:table-cell office:value-type="float" office:value="57.4181543971117" calcext:value-type="float">
            <text:p>57.4181543971117</text:p>
          </table:table-cell>
        </table:table-row>
        <table:table-row table:style-name="ro1">
          <table:table-cell office:value-type="float" office:value="-165.55846690102" calcext:value-type="float">
            <text:p>-165.55846690102</text:p>
          </table:table-cell>
        </table:table-row>
        <table:table-row table:style-name="ro1">
          <table:table-cell office:value-type="float" office:value="-75.8930238977091" calcext:value-type="float">
            <text:p>-75.8930238977091</text:p>
          </table:table-cell>
        </table:table-row>
        <table:table-row table:style-name="ro1">
          <table:table-cell office:value-type="float" office:value="-10.6957684340709" calcext:value-type="float">
            <text:p>-10.6957684340709</text:p>
          </table:table-cell>
        </table:table-row>
        <table:table-row table:style-name="ro1">
          <table:table-cell office:value-type="float" office:value="64.918485804618" calcext:value-type="float">
            <text:p>64.918485804618</text:p>
          </table:table-cell>
        </table:table-row>
        <table:table-row table:style-name="ro1">
          <table:table-cell office:value-type="float" office:value="-156.613142935013" calcext:value-type="float">
            <text:p>-156.613142935013</text:p>
          </table:table-cell>
        </table:table-row>
        <table:table-row table:style-name="ro1">
          <table:table-cell office:value-type="float" office:value="-68.6638981299896" calcext:value-type="float">
            <text:p>-68.6638981299896</text:p>
          </table:table-cell>
        </table:table-row>
        <table:table-row table:style-name="ro1">
          <table:table-cell office:value-type="float" office:value="-3.01397707449969" calcext:value-type="float">
            <text:p>-3.01397707449969</text:p>
          </table:table-cell>
        </table:table-row>
        <table:table-row table:style-name="ro1">
          <table:table-cell office:value-type="float" office:value="71.7737692066536" calcext:value-type="float">
            <text:p>71.7737692066536</text:p>
          </table:table-cell>
        </table:table-row>
        <table:table-row table:style-name="ro1">
          <table:table-cell office:value-type="float" office:value="-150.736480794302" calcext:value-type="float">
            <text:p>-150.736480794302</text:p>
          </table:table-cell>
        </table:table-row>
        <table:table-row table:style-name="ro1">
          <table:table-cell office:value-type="float" office:value="-61.9434275009286" calcext:value-type="float">
            <text:p>-61.9434275009286</text:p>
          </table:table-cell>
        </table:table-row>
        <table:table-row table:style-name="ro1">
          <table:table-cell office:value-type="float" office:value="2.85519157347309" calcext:value-type="float">
            <text:p>2.85519157347309</text:p>
          </table:table-cell>
        </table:table-row>
        <table:table-row table:style-name="ro1">
          <table:table-cell office:value-type="float" office:value="77.4522949104772" calcext:value-type="float">
            <text:p>77.4522949104772</text:p>
          </table:table-cell>
        </table:table-row>
        <table:table-row table:style-name="ro1">
          <table:table-cell office:value-type="float" office:value="-143.756679855373" calcext:value-type="float">
            <text:p>-143.756679855373</text:p>
          </table:table-cell>
        </table:table-row>
        <table:table-row table:style-name="ro1">
          <table:table-cell office:value-type="float" office:value="-55.4384398803153" calcext:value-type="float">
            <text:p>-55.4384398803153</text:p>
          </table:table-cell>
        </table:table-row>
        <table:table-row table:style-name="ro1">
          <table:table-cell office:value-type="float" office:value="9.40641034204431" calcext:value-type="float">
            <text:p>9.40641034204431</text:p>
          </table:table-cell>
        </table:table-row>
        <table:table-row table:style-name="ro1">
          <table:table-cell office:value-type="float" office:value="81.9519637074278" calcext:value-type="float">
            <text:p>81.9519637074278</text:p>
          </table:table-cell>
        </table:table-row>
        <table:table-row table:style-name="ro1">
          <table:table-cell office:value-type="float" office:value="-135.049218667862" calcext:value-type="float">
            <text:p>-135.049218667862</text:p>
          </table:table-cell>
        </table:table-row>
        <table:table-row table:style-name="ro1">
          <table:table-cell office:value-type="float" office:value="-47.062471101821" calcext:value-type="float">
            <text:p>-47.062471101821</text:p>
          </table:table-cell>
        </table:table-row>
        <table:table-row table:style-name="ro1">
          <table:table-cell office:value-type="float" office:value="15.7099510638569" calcext:value-type="float">
            <text:p>15.7099510638569</text:p>
          </table:table-cell>
        </table:table-row>
        <table:table-row table:style-name="ro1">
          <table:table-cell office:value-type="float" office:value="86.9156822214771" calcext:value-type="float">
            <text:p>86.9156822214771</text:p>
          </table:table-cell>
        </table:table-row>
        <table:table-row table:style-name="ro1">
          <table:table-cell office:value-type="float" office:value="-127.862892092978" calcext:value-type="float">
            <text:p>-127.862892092978</text:p>
          </table:table-cell>
        </table:table-row>
        <table:table-row table:style-name="ro1">
          <table:table-cell office:value-type="float" office:value="-39.4472742748894" calcext:value-type="float">
            <text:p>-39.4472742748894</text:p>
          </table:table-cell>
        </table:table-row>
        <table:table-row table:style-name="ro1">
          <table:table-cell office:value-type="float" office:value="23.2747705893945" calcext:value-type="float">
            <text:p>23.2747705893945</text:p>
          </table:table-cell>
        </table:table-row>
        <table:table-row table:style-name="ro1">
          <table:table-cell office:value-type="float" office:value="94.3857294442188" calcext:value-type="float">
            <text:p>94.3857294442188</text:p>
          </table:table-cell>
        </table:table-row>
        <table:table-row table:style-name="ro1">
          <table:table-cell office:value-type="float" office:value="-116.889788584637" calcext:value-type="float">
            <text:p>-116.889788584637</text:p>
          </table:table-cell>
        </table:table-row>
        <table:table-row table:style-name="ro1">
          <table:table-cell office:value-type="float" office:value="-30.6806413294303" calcext:value-type="float">
            <text:p>-30.6806413294303</text:p>
          </table:table-cell>
        </table:table-row>
        <table:table-row table:style-name="ro1">
          <table:table-cell office:value-type="float" office:value="30.8351061403495" calcext:value-type="float">
            <text:p>30.8351061403495</text:p>
          </table:table-cell>
        </table:table-row>
        <table:table-row table:style-name="ro1">
          <table:table-cell office:value-type="float" office:value="101.483404595435" calcext:value-type="float">
            <text:p>101.483404595435</text:p>
          </table:table-cell>
        </table:table-row>
        <table:table-row table:style-name="ro1">
          <table:table-cell office:value-type="float" office:value="-108.693153893911" calcext:value-type="float">
            <text:p>-108.693153893911</text:p>
          </table:table-cell>
        </table:table-row>
        <table:table-row table:style-name="ro1">
          <table:table-cell office:value-type="float" office:value="-23.3185041547572" calcext:value-type="float">
            <text:p>-23.3185041547572</text:p>
          </table:table-cell>
        </table:table-row>
        <table:table-row table:style-name="ro1">
          <table:table-cell office:value-type="float" office:value="38.3878382329697" calcext:value-type="float">
            <text:p>38.3878382329697</text:p>
          </table:table-cell>
        </table:table-row>
        <table:table-row table:style-name="ro1">
          <table:table-cell office:value-type="float" office:value="108.769122982241" calcext:value-type="float">
            <text:p>108.769122982241</text:p>
          </table:table-cell>
        </table:table-row>
        <table:table-row table:style-name="ro1">
          <table:table-cell office:value-type="float" office:value="-100.240247394746" calcext:value-type="float">
            <text:p>-100.240247394746</text:p>
          </table:table-cell>
        </table:table-row>
        <table:table-row table:style-name="ro1">
          <table:table-cell office:value-type="float" office:value="-15.2912135178159" calcext:value-type="float">
            <text:p>-15.2912135178159</text:p>
          </table:table-cell>
        </table:table-row>
        <table:table-row table:style-name="ro1">
          <table:table-cell office:value-type="float" office:value="46.0575690719569" calcext:value-type="float">
            <text:p>46.0575690719569</text:p>
          </table:table-cell>
        </table:table-row>
        <table:table-row table:style-name="ro1">
          <table:table-cell office:value-type="float" office:value="118.072718807325" calcext:value-type="float">
            <text:p>118.072718807325</text:p>
          </table:table-cell>
        </table:table-row>
        <table:table-row table:style-name="ro1">
          <table:table-cell office:value-type="float" office:value="-90.2331916207903" calcext:value-type="float">
            <text:p>-90.2331916207903</text:p>
          </table:table-cell>
        </table:table-row>
        <table:table-row table:style-name="ro1">
          <table:table-cell office:value-type="float" office:value="-6.61270807542347" calcext:value-type="float">
            <text:p>-6.61270807542347</text:p>
          </table:table-cell>
        </table:table-row>
        <table:table-row table:style-name="ro1">
          <table:table-cell office:value-type="float" office:value="54.7314846872237" calcext:value-type="float">
            <text:p>54.7314846872237</text:p>
          </table:table-cell>
        </table:table-row>
        <table:table-row table:style-name="ro1">
          <table:table-cell office:value-type="float" office:value="126.652165567824" calcext:value-type="float">
            <text:p>126.652165567824</text:p>
          </table:table-cell>
        </table:table-row>
        <table:table-row table:style-name="ro1">
          <table:table-cell office:value-type="float" office:value="-82.5889782455812" calcext:value-type="float">
            <text:p>-82.5889782455812</text:p>
          </table:table-cell>
        </table:table-row>
        <table:table-row table:style-name="ro1">
          <table:table-cell office:value-type="float" office:value="0.429844610804137" calcext:value-type="float">
            <text:p>0.429844610804137</text:p>
          </table:table-cell>
        </table:table-row>
        <table:table-row table:style-name="ro1">
          <table:table-cell office:value-type="float" office:value="62.3955845038892" calcext:value-type="float">
            <text:p>62.3955845038892</text:p>
          </table:table-cell>
        </table:table-row>
        <table:table-row table:style-name="ro1">
          <table:table-cell office:value-type="float" office:value="134.063794237784" calcext:value-type="float">
            <text:p>134.063794237784</text:p>
          </table:table-cell>
        </table:table-row>
        <table:table-row table:style-name="ro1">
          <table:table-cell office:value-type="float" office:value="-79.0342268080164" calcext:value-type="float">
            <text:p>-79.0342268080164</text:p>
          </table:table-cell>
        </table:table-row>
        <table:table-row table:style-name="ro1">
          <table:table-cell office:value-type="float" office:value="6.18710331503143" calcext:value-type="float">
            <text:p>6.18710331503143</text:p>
          </table:table-cell>
        </table:table-row>
        <table:table-row table:style-name="ro1">
          <table:table-cell office:value-type="float" office:value="69.0849145509438" calcext:value-type="float">
            <text:p>69.0849145509438</text:p>
          </table:table-cell>
        </table:table-row>
        <table:table-row table:style-name="ro1">
          <table:table-cell office:value-type="float" office:value="141.171724834833" calcext:value-type="float">
            <text:p>141.171724834833</text:p>
          </table:table-cell>
        </table:table-row>
        <table:table-row table:style-name="ro1">
          <table:table-cell office:value-type="float" office:value="-69.0916007922564" calcext:value-type="float">
            <text:p>-69.0916007922564</text:p>
          </table:table-cell>
        </table:table-row>
        <table:table-row table:style-name="ro1">
          <table:table-cell office:value-type="float" office:value="14.9974964851859" calcext:value-type="float">
            <text:p>14.9974964851859</text:p>
          </table:table-cell>
        </table:table-row>
        <table:table-row table:style-name="ro1">
          <table:table-cell office:value-type="float" office:value="77.6191642256054" calcext:value-type="float">
            <text:p>77.6191642256054</text:p>
          </table:table-cell>
        </table:table-row>
        <table:table-row table:style-name="ro1">
          <table:table-cell office:value-type="float" office:value="151.630011230048" calcext:value-type="float">
            <text:p>151.630011230048</text:p>
          </table:table-cell>
        </table:table-row>
        <table:table-row table:style-name="ro1">
          <table:table-cell office:value-type="float" office:value="-60.3670773495546" calcext:value-type="float">
            <text:p>-60.3670773495546</text:p>
          </table:table-cell>
        </table:table-row>
        <table:table-row table:style-name="ro1">
          <table:table-cell office:value-type="float" office:value="23.0010789894775" calcext:value-type="float">
            <text:p>23.0010789894775</text:p>
          </table:table-cell>
        </table:table-row>
        <table:table-row table:style-name="ro1">
          <table:table-cell office:value-type="float" office:value="86.1517454463556" calcext:value-type="float">
            <text:p>86.1517454463556</text:p>
          </table:table-cell>
        </table:table-row>
        <table:table-row table:style-name="ro1">
          <table:table-cell office:value-type="float" office:value="160.788083979164" calcext:value-type="float">
            <text:p>160.788083979164</text:p>
          </table:table-cell>
        </table:table-row>
        <table:table-row table:style-name="ro1">
          <table:table-cell office:value-type="float" office:value="-53.4679273279476" calcext:value-type="float">
            <text:p>-53.4679273279476</text:p>
          </table:table-cell>
        </table:table-row>
        <table:table-row table:style-name="ro1">
          <table:table-cell office:value-type="float" office:value="30.0344711822664" calcext:value-type="float">
            <text:p>30.0344711822664</text:p>
          </table:table-cell>
        </table:table-row>
        <table:table-row table:style-name="ro1">
          <table:table-cell office:value-type="float" office:value="93.3040984045131" calcext:value-type="float">
            <text:p>93.3040984045131</text:p>
          </table:table-cell>
        </table:table-row>
        <table:table-row table:style-name="ro1">
          <table:table-cell office:value-type="float" office:value="168.576939356665" calcext:value-type="float">
            <text:p>168.576939356665</text:p>
          </table:table-cell>
        </table:table-row>
        <table:table-row table:style-name="ro1">
          <table:table-cell office:value-type="float" office:value="-46.7820933418262" calcext:value-type="float">
            <text:p>-46.7820933418262</text:p>
          </table:table-cell>
        </table:table-row>
        <table:table-row table:style-name="ro1">
          <table:table-cell office:value-type="float" office:value="37.0312850603383" calcext:value-type="float">
            <text:p>37.0312850603383</text:p>
          </table:table-cell>
        </table:table-row>
        <table:table-row table:style-name="ro1">
          <table:table-cell office:value-type="float" office:value="100.58723411435" calcext:value-type="float">
            <text:p>100.58723411435</text:p>
          </table:table-cell>
        </table:table-row>
        <table:table-row table:style-name="ro1">
          <table:table-cell office:value-type="float" office:value="174.685403318197" calcext:value-type="float">
            <text:p>174.685403318197</text:p>
          </table:table-cell>
        </table:table-row>
        <table:table-row table:style-name="ro1">
          <table:table-cell office:value-type="float" office:value="-39.0438866842219" calcext:value-type="float">
            <text:p>-39.0438866842219</text:p>
          </table:table-cell>
        </table:table-row>
        <table:table-row table:style-name="ro1">
          <table:table-cell office:value-type="float" office:value="45.0273122240006" calcext:value-type="float">
            <text:p>45.0273122240006</text:p>
          </table:table-cell>
        </table:table-row>
        <table:table-row table:style-name="ro1">
          <table:table-cell office:value-type="float" office:value="108.709658489989" calcext:value-type="float">
            <text:p>108.709658489989</text:p>
          </table:table-cell>
        </table:table-row>
        <table:table-row table:style-name="ro1">
          <table:table-cell office:value-type="float" office:value="-175.456943178796" calcext:value-type="float">
            <text:p>-175.456943178796</text:p>
          </table:table-cell>
        </table:table-row>
        <table:table-row table:style-name="ro1">
          <table:table-cell office:value-type="float" office:value="-31.1078905580676" calcext:value-type="float">
            <text:p>-31.1078905580676</text:p>
          </table:table-cell>
        </table:table-row>
        <table:table-row table:style-name="ro1">
          <table:table-cell office:value-type="float" office:value="52.4669251763255" calcext:value-type="float">
            <text:p>52.4669251763255</text:p>
          </table:table-cell>
        </table:table-row>
        <table:table-row table:style-name="ro1">
          <table:table-cell office:value-type="float" office:value="115.517848916281" calcext:value-type="float">
            <text:p>115.517848916281</text:p>
          </table:table-cell>
        </table:table-row>
        <table:table-row table:style-name="ro1">
          <table:table-cell office:value-type="float" office:value="-169.515160124506" calcext:value-type="float">
            <text:p>-169.515160124506</text:p>
          </table:table-cell>
        </table:table-row>
        <table:table-row table:style-name="ro1">
          <table:table-cell office:value-type="float" office:value="-26.040067171011" calcext:value-type="float">
            <text:p>-26.040067171011</text:p>
          </table:table-cell>
        </table:table-row>
        <table:table-row table:style-name="ro1">
          <table:table-cell office:value-type="float" office:value="58.9276203905483" calcext:value-type="float">
            <text:p>58.9276203905483</text:p>
          </table:table-cell>
        </table:table-row>
        <table:table-row table:style-name="ro1">
          <table:table-cell office:value-type="float" office:value="122.647831044682" calcext:value-type="float">
            <text:p>122.647831044682</text:p>
          </table:table-cell>
        </table:table-row>
        <table:table-row table:style-name="ro1">
          <table:table-cell office:value-type="float" office:value="-162.310421575221" calcext:value-type="float">
            <text:p>-162.310421575221</text:p>
          </table:table-cell>
        </table:table-row>
        <table:table-row table:style-name="ro1">
          <table:table-cell office:value-type="float" office:value="-18.9365805837968" calcext:value-type="float">
            <text:p>-18.9365805837968</text:p>
          </table:table-cell>
        </table:table-row>
        <table:table-row table:style-name="ro1">
          <table:table-cell office:value-type="float" office:value="66.4104638882129" calcext:value-type="float">
            <text:p>66.4104638882129</text:p>
          </table:table-cell>
        </table:table-row>
        <table:table-row table:style-name="ro1">
          <table:table-cell office:value-type="float" office:value="130.833806486171" calcext:value-type="float">
            <text:p>130.833806486171</text:p>
          </table:table-cell>
        </table:table-row>
        <table:table-row table:style-name="ro1">
          <table:table-cell office:value-type="float" office:value="-153.334336628541" calcext:value-type="float">
            <text:p>-153.334336628541</text:p>
          </table:table-cell>
        </table:table-row>
        <table:table-row table:style-name="ro1">
          <table:table-cell office:value-type="float" office:value="-14.1592117826169" calcext:value-type="float">
            <text:p>-14.1592117826169</text:p>
          </table:table-cell>
        </table:table-row>
        <table:table-row table:style-name="ro1">
          <table:table-cell office:value-type="float" office:value="71.2907727653491" calcext:value-type="float">
            <text:p>71.2907727653491</text:p>
          </table:table-cell>
        </table:table-row>
        <table:table-row table:style-name="ro1">
          <table:table-cell office:value-type="float" office:value="134.957639051114" calcext:value-type="float">
            <text:p>134.957639051114</text:p>
          </table:table-cell>
        </table:table-row>
        <table:table-row table:style-name="ro1">
          <table:table-cell office:value-type="float" office:value="-150.902885595507" calcext:value-type="float">
            <text:p>-150.902885595507</text:p>
          </table:table-cell>
        </table:table-row>
        <table:table-row table:style-name="ro1">
          <table:table-cell office:value-type="float" office:value="-10.2125812652217" calcext:value-type="float">
            <text:p>-10.2125812652217</text:p>
          </table:table-cell>
        </table:table-row>
        <table:table-row table:style-name="ro1">
          <table:table-cell office:value-type="float" office:value="77.2523420010558" calcext:value-type="float">
            <text:p>77.2523420010558</text:p>
          </table:table-cell>
        </table:table-row>
        <table:table-row table:style-name="ro1">
          <table:table-cell office:value-type="float" office:value="140.670113631639" calcext:value-type="float">
            <text:p>140.670113631639</text:p>
          </table:table-cell>
        </table:table-row>
        <table:table-row table:style-name="ro1">
          <table:table-cell office:value-type="float" office:value="-146.620350291583" calcext:value-type="float">
            <text:p>-146.620350291583</text:p>
          </table:table-cell>
        </table:table-row>
        <table:table-row table:style-name="ro1">
          <table:table-cell office:value-type="float" office:value="-6.1947241910749" calcext:value-type="float">
            <text:p>-6.1947241910749</text:p>
          </table:table-cell>
        </table:table-row>
        <table:table-row table:style-name="ro1">
          <table:table-cell office:value-type="float" office:value="83.2472856136475" calcext:value-type="float">
            <text:p>83.2472856136475</text:p>
          </table:table-cell>
        </table:table-row>
        <table:table-row table:style-name="ro1">
          <table:table-cell office:value-type="float" office:value="147.021146256906" calcext:value-type="float">
            <text:p>147.021146256906</text:p>
          </table:table-cell>
        </table:table-row>
        <table:table-row table:style-name="ro1">
          <table:table-cell office:value-type="float" office:value="-140.822953365045" calcext:value-type="float">
            <text:p>-140.822953365045</text:p>
          </table:table-cell>
        </table:table-row>
        <table:table-row table:style-name="ro1">
          <table:table-cell office:value-type="float" office:value="0.218788110281034" calcext:value-type="float">
            <text:p>0.218788110281034</text:p>
          </table:table-cell>
        </table:table-row>
        <table:table-row table:style-name="ro1">
          <table:table-cell office:value-type="float" office:value="89.319762449191" calcext:value-type="float">
            <text:p>89.319762449191</text:p>
          </table:table-cell>
        </table:table-row>
        <table:table-row table:style-name="ro1">
          <table:table-cell office:value-type="float" office:value="153.46973077506" calcext:value-type="float">
            <text:p>153.46973077506</text:p>
          </table:table-cell>
        </table:table-row>
        <table:table-row table:style-name="ro1">
          <table:table-cell office:value-type="float" office:value="-134.955226021477" calcext:value-type="float">
            <text:p>-134.955226021477</text:p>
          </table:table-cell>
        </table:table-row>
        <table:table-row table:style-name="ro1">
          <table:table-cell office:value-type="float" office:value="3.56848756777573" calcext:value-type="float">
            <text:p>3.56848756777573</text:p>
          </table:table-cell>
        </table:table-row>
        <table:table-row table:style-name="ro1">
          <table:table-cell office:value-type="float" office:value="95.3059518080134" calcext:value-type="float">
            <text:p>95.3059518080134</text:p>
          </table:table-cell>
        </table:table-row>
        <table:table-row table:style-name="ro1">
          <table:table-cell office:value-type="float" office:value="158.698765417149" calcext:value-type="float">
            <text:p>158.698765417149</text:p>
          </table:table-cell>
        </table:table-row>
        <table:table-row table:style-name="ro1">
          <table:table-cell office:value-type="float" office:value="-130.409981352112" calcext:value-type="float">
            <text:p>-130.409981352112</text:p>
          </table:table-cell>
        </table:table-row>
        <table:table-row table:style-name="ro1">
          <table:table-cell office:value-type="float" office:value="9.00223880610469" calcext:value-type="float">
            <text:p>9.00223880610469</text:p>
          </table:table-cell>
        </table:table-row>
        <table:table-row table:style-name="ro1">
          <table:table-cell office:value-type="float" office:value="102.373121074877" calcext:value-type="float">
            <text:p>102.373121074877</text:p>
          </table:table-cell>
        </table:table-row>
        <table:table-row table:style-name="ro1">
          <table:table-cell office:value-type="float" office:value="165.292897916324" calcext:value-type="float">
            <text:p>165.292897916324</text:p>
          </table:table-cell>
        </table:table-row>
        <table:table-row table:style-name="ro1">
          <table:table-cell office:value-type="float" office:value="-124.466519311049" calcext:value-type="float">
            <text:p>-124.466519311049</text:p>
          </table:table-cell>
        </table:table-row>
        <table:table-row table:style-name="ro1">
          <table:table-cell office:value-type="float" office:value="17.194496092204" calcext:value-type="float">
            <text:p>17.194496092204</text:p>
          </table:table-cell>
        </table:table-row>
        <table:table-row table:style-name="ro1">
          <table:table-cell office:value-type="float" office:value="109.510063592917" calcext:value-type="float">
            <text:p>109.510063592917</text:p>
          </table:table-cell>
        </table:table-row>
        <table:table-row table:style-name="ro1">
          <table:table-cell office:value-type="float" office:value="172.509117218782" calcext:value-type="float">
            <text:p>172.509117218782</text:p>
          </table:table-cell>
        </table:table-row>
        <table:table-row table:style-name="ro1">
          <table:table-cell office:value-type="float" office:value="-118.115445539801" calcext:value-type="float">
            <text:p>-118.115445539801</text:p>
          </table:table-cell>
        </table:table-row>
        <table:table-row table:style-name="ro1">
          <table:table-cell office:value-type="float" office:value="24.6126096666357" calcext:value-type="float">
            <text:p>24.6126096666357</text:p>
          </table:table-cell>
        </table:table-row>
        <table:table-row table:style-name="ro1">
          <table:table-cell office:value-type="float" office:value="117.459043907908" calcext:value-type="float">
            <text:p>117.459043907908</text:p>
          </table:table-cell>
        </table:table-row>
        <table:table-row table:style-name="ro1">
          <table:table-cell office:value-type="float" office:value="-179.487227901976" calcext:value-type="float">
            <text:p>-179.487227901976</text:p>
          </table:table-cell>
        </table:table-row>
        <table:table-row table:style-name="ro1">
          <table:table-cell office:value-type="float" office:value="-108.369571300632" calcext:value-type="float">
            <text:p>-108.369571300632</text:p>
          </table:table-cell>
        </table:table-row>
        <table:table-row table:style-name="ro1">
          <table:table-cell office:value-type="float" office:value="31.6012711242924" calcext:value-type="float">
            <text:p>31.6012711242924</text:p>
          </table:table-cell>
        </table:table-row>
        <table:table-row table:style-name="ro1">
          <table:table-cell office:value-type="float" office:value="123.651484244659" calcext:value-type="float">
            <text:p>123.651484244659</text:p>
          </table:table-cell>
        </table:table-row>
        <table:table-row table:style-name="ro1">
          <table:table-cell office:value-type="float" office:value="-172.489530645638" calcext:value-type="float">
            <text:p>-172.489530645638</text:p>
          </table:table-cell>
        </table:table-row>
        <table:table-row table:style-name="ro1">
          <table:table-cell office:value-type="float" office:value="-100.92408859033" calcext:value-type="float">
            <text:p>-100.92408859033</text:p>
          </table:table-cell>
        </table:table-row>
        <table:table-row table:style-name="ro1">
          <table:table-cell office:value-type="float" office:value="38.788309126533" calcext:value-type="float">
            <text:p>38.788309126533</text:p>
          </table:table-cell>
        </table:table-row>
        <table:table-row table:style-name="ro1">
          <table:table-cell office:value-type="float" office:value="130.474709953966" calcext:value-type="float">
            <text:p>130.474709953966</text:p>
          </table:table-cell>
        </table:table-row>
        <table:table-row table:style-name="ro1">
          <table:table-cell office:value-type="float" office:value="-165.714141409614" calcext:value-type="float">
            <text:p>-165.714141409614</text:p>
          </table:table-cell>
        </table:table-row>
        <table:table-row table:style-name="ro1">
          <table:table-cell office:value-type="float" office:value="-94.7927508270003" calcext:value-type="float">
            <text:p>-94.7927508270003</text:p>
          </table:table-cell>
        </table:table-row>
        <table:table-row table:style-name="ro1">
          <table:table-cell office:value-type="float" office:value="43.4840760079051" calcext:value-type="float">
            <text:p>43.4840760079051</text:p>
          </table:table-cell>
        </table:table-row>
        <table:table-row table:style-name="ro1">
          <table:table-cell office:value-type="float" office:value="137.372303695332" calcext:value-type="float">
            <text:p>137.372303695332</text:p>
          </table:table-cell>
        </table:table-row>
        <table:table-row table:style-name="ro1">
          <table:table-cell office:value-type="float" office:value="-158.296765182935" calcext:value-type="float">
            <text:p>-158.296765182935</text:p>
          </table:table-cell>
        </table:table-row>
        <table:table-row table:style-name="ro1">
          <table:table-cell office:value-type="float" office:value="-87.5128685102331" calcext:value-type="float">
            <text:p>-87.5128685102331</text:p>
          </table:table-cell>
        </table:table-row>
        <table:table-row table:style-name="ro1">
          <table:table-cell office:value-type="float" office:value="51.6165365886967" calcext:value-type="float">
            <text:p>51.6165365886967</text:p>
          </table:table-cell>
        </table:table-row>
        <table:table-row table:style-name="ro1">
          <table:table-cell office:value-type="float" office:value="145.290856866581" calcext:value-type="float">
            <text:p>145.290856866581</text:p>
          </table:table-cell>
        </table:table-row>
        <table:table-row table:style-name="ro1">
          <table:table-cell office:value-type="float" office:value="-150.460043564158" calcext:value-type="float">
            <text:p>-150.460043564158</text:p>
          </table:table-cell>
        </table:table-row>
        <table:table-row table:style-name="ro1">
          <table:table-cell office:value-type="float" office:value="-79.3284715112371" calcext:value-type="float">
            <text:p>-79.3284715112371</text:p>
          </table:table-cell>
        </table:table-row>
        <table:table-row table:style-name="ro1">
          <table:table-cell office:value-type="float" office:value="57.6985500921734" calcext:value-type="float">
            <text:p>57.6985500921734</text:p>
          </table:table-cell>
        </table:table-row>
        <table:table-row table:style-name="ro1">
          <table:table-cell office:value-type="float" office:value="151.351675226602" calcext:value-type="float">
            <text:p>151.351675226602</text:p>
          </table:table-cell>
        </table:table-row>
        <table:table-row table:style-name="ro1">
          <table:table-cell office:value-type="float" office:value="-144.799817777465" calcext:value-type="float">
            <text:p>-144.799817777465</text:p>
          </table:table-cell>
        </table:table-row>
        <table:table-row table:style-name="ro1">
          <table:table-cell office:value-type="float" office:value="-73.7474950462737" calcext:value-type="float">
            <text:p>-73.7474950462737</text:p>
          </table:table-cell>
        </table:table-row>
        <table:table-row table:style-name="ro1">
          <table:table-cell office:value-type="float" office:value="64.5055237387062" calcext:value-type="float">
            <text:p>64.5055237387062</text:p>
          </table:table-cell>
        </table:table-row>
        <table:table-row table:style-name="ro1">
          <table:table-cell office:value-type="float" office:value="159.504161036196" calcext:value-type="float">
            <text:p>159.504161036196</text:p>
          </table:table-cell>
        </table:table-row>
        <table:table-row table:style-name="ro1">
          <table:table-cell office:value-type="float" office:value="-136.773816485564" calcext:value-type="float">
            <text:p>-136.773816485564</text:p>
          </table:table-cell>
        </table:table-row>
        <table:table-row table:style-name="ro1">
          <table:table-cell office:value-type="float" office:value="-66.5098388727171" calcext:value-type="float">
            <text:p>-66.5098388727171</text:p>
          </table:table-cell>
        </table:table-row>
        <table:table-row table:style-name="ro1">
          <table:table-cell office:value-type="float" office:value="73.2299800489178" calcext:value-type="float">
            <text:p>73.2299800489178</text:p>
          </table:table-cell>
        </table:table-row>
        <table:table-row table:style-name="ro1">
          <table:table-cell office:value-type="float" office:value="166.184447141427" calcext:value-type="float">
            <text:p>166.184447141427</text:p>
          </table:table-cell>
        </table:table-row>
        <table:table-row table:style-name="ro1">
          <table:table-cell office:value-type="float" office:value="-129.747956696965" calcext:value-type="float">
            <text:p>-129.747956696965</text:p>
          </table:table-cell>
        </table:table-row>
        <table:table-row table:style-name="ro1">
          <table:table-cell office:value-type="float" office:value="-59.1142875131376" calcext:value-type="float">
            <text:p>-59.1142875131376</text:p>
          </table:table-cell>
        </table:table-row>
        <table:table-row table:style-name="ro1">
          <table:table-cell office:value-type="float" office:value="79.2230807502801" calcext:value-type="float">
            <text:p>79.2230807502801</text:p>
          </table:table-cell>
        </table:table-row>
        <table:table-row table:style-name="ro1">
          <table:table-cell office:value-type="float" office:value="173.092369158179" calcext:value-type="float">
            <text:p>173.092369158179</text:p>
          </table:table-cell>
        </table:table-row>
        <table:table-row table:style-name="ro1">
          <table:table-cell office:value-type="float" office:value="-123.454345146495" calcext:value-type="float">
            <text:p>-123.454345146495</text:p>
          </table:table-cell>
        </table:table-row>
        <table:table-row table:style-name="ro1">
          <table:table-cell office:value-type="float" office:value="-53.5515261206335" calcext:value-type="float">
            <text:p>-53.5515261206335</text:p>
          </table:table-cell>
        </table:table-row>
        <table:table-row table:style-name="ro1">
          <table:table-cell office:value-type="float" office:value="85.9497796185201" calcext:value-type="float">
            <text:p>85.9497796185201</text:p>
          </table:table-cell>
        </table:table-row>
        <table:table-row table:style-name="ro1">
          <table:table-cell office:value-type="float" office:value="179.5473635743" calcext:value-type="float">
            <text:p>179.5473635743</text:p>
          </table:table-cell>
        </table:table-row>
        <table:table-row table:style-name="ro1">
          <table:table-cell office:value-type="float" office:value="-116.958452195214" calcext:value-type="float">
            <text:p>-116.958452195214</text:p>
          </table:table-cell>
        </table:table-row>
        <table:table-row table:style-name="ro1">
          <table:table-cell office:value-type="float" office:value="-47.3037040462449" calcext:value-type="float">
            <text:p>-47.3037040462449</text:p>
          </table:table-cell>
        </table:table-row>
        <table:table-row table:style-name="ro1">
          <table:table-cell office:value-type="float" office:value="91.6909034554766" calcext:value-type="float">
            <text:p>91.6909034554766</text:p>
          </table:table-cell>
        </table:table-row>
        <table:table-row table:style-name="ro1">
          <table:table-cell office:value-type="float" office:value="-173.29290555017" calcext:value-type="float">
            <text:p>-173.29290555017</text:p>
          </table:table-cell>
        </table:table-row>
        <table:table-row table:style-name="ro1">
          <table:table-cell office:value-type="float" office:value="-109.612712992824" calcext:value-type="float">
            <text:p>-109.612712992824</text:p>
          </table:table-cell>
        </table:table-row>
        <table:table-row table:style-name="ro1">
          <table:table-cell office:value-type="float" office:value="-39.7393910561592" calcext:value-type="float">
            <text:p>-39.7393910561592</text:p>
          </table:table-cell>
        </table:table-row>
        <table:table-row table:style-name="ro1">
          <table:table-cell office:value-type="float" office:value="100.457483907899" calcext:value-type="float">
            <text:p>100.457483907899</text:p>
          </table:table-cell>
        </table:table-row>
        <table:table-row table:style-name="ro1">
          <table:table-cell office:value-type="float" office:value="-165.066418055721" calcext:value-type="float">
            <text:p>-165.066418055721</text:p>
          </table:table-cell>
        </table:table-row>
        <table:table-row table:style-name="ro1">
          <table:table-cell office:value-type="float" office:value="-101.696772285083" calcext:value-type="float">
            <text:p>-101.696772285083</text:p>
          </table:table-cell>
        </table:table-row>
        <table:table-row table:style-name="ro1">
          <table:table-cell office:value-type="float" office:value="-32.4499612802896" calcext:value-type="float">
            <text:p>-32.4499612802896</text:p>
          </table:table-cell>
        </table:table-row>
        <table:table-row table:style-name="ro1">
          <table:table-cell office:value-type="float" office:value="107.024879162084" calcext:value-type="float">
            <text:p>107.024879162084</text:p>
          </table:table-cell>
        </table:table-row>
        <table:table-row table:style-name="ro1">
          <table:table-cell office:value-type="float" office:value="-158.765280176429" calcext:value-type="float">
            <text:p>-158.765280176429</text:p>
          </table:table-cell>
        </table:table-row>
        <table:table-row table:style-name="ro1">
          <table:table-cell office:value-type="float" office:value="-95.731328518433" calcext:value-type="float">
            <text:p>-95.731328518433</text:p>
          </table:table-cell>
        </table:table-row>
        <table:table-row table:style-name="ro1">
          <table:table-cell office:value-type="float" office:value="-26.572881797445" calcext:value-type="float">
            <text:p>-26.572881797445</text:p>
          </table:table-cell>
        </table:table-row>
        <table:table-row table:style-name="ro1">
          <table:table-cell office:value-type="float" office:value="109.854507386058" calcext:value-type="float">
            <text:p>109.854507386058</text:p>
          </table:table-cell>
        </table:table-row>
        <table:table-row table:style-name="ro1">
          <table:table-cell office:value-type="float" office:value="-152.939149190207" calcext:value-type="float">
            <text:p>-152.939149190207</text:p>
          </table:table-cell>
        </table:table-row>
        <table:table-row table:style-name="ro1">
          <table:table-cell office:value-type="float" office:value="-89.7126129076194" calcext:value-type="float">
            <text:p>-89.7126129076194</text:p>
          </table:table-cell>
        </table:table-row>
        <table:table-row table:style-name="ro1">
          <table:table-cell office:value-type="float" office:value="-20.4363865956148" calcext:value-type="float">
            <text:p>-20.4363865956148</text:p>
          </table:table-cell>
        </table:table-row>
        <table:table-row table:style-name="ro1">
          <table:table-cell office:value-type="float" office:value="119.762443254375" calcext:value-type="float">
            <text:p>119.76244325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6:55:06.343516179</dc:date>
    <meta:editing-duration>PT1M13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53cm" svg:height="9.006cm" xlink:href=".." xlink:type="simple" chart:class="chart:scatter" chart:style-name="ch1">
        <chart:legend chart:legend-position="end" svg:x="27.283cm" svg:y="4.204cm" style:legend-expansion="high" chart:style-name="ch2"/>
        <chart:plot-area chart:style-name="ch3" table:cell-range-address="phase.A1:phase.A256" chart:data-source-has-labels="row" svg:x="0.591cm" svg:y="0.18cm" svg:width="26.101cm" svg:height="8.646cm">
          <chart:coordinate-region svg:x="1.503cm" svg:y="0.379cm" svg:width="24.909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A2:phase.A256" chart:label-cell-address="phase.A1:phase.A1" chart:class="chart:scatter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.883943566717">
                <text:p>110.883943566717</text:p>
                <draw:g>
                  <svg:desc>phase.A2:phase.A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9.296194460093">
                <text:p>-149.296194460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9930587651624">
                <text:p>-29.993058765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8028954393742">
                <text:p>46.8028954393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.006767724495">
                <text:p>118.006767724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3.547266713233">
                <text:p>-143.547266713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3470845299699">
                <text:p>-23.3470845299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52351532915">
                <text:p>54.0352351532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.602013536472">
                <text:p>124.602013536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7.112531107479">
                <text:p>-137.112531107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.1854396580835">
                <text:p>-16.1854396580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7630959236274">
                <text:p>60.7630959236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.377104361531">
                <text:p>131.377104361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0.062506582431">
                <text:p>-130.062506582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22766827593802">
                <text:p>-9.22766827593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868100002752">
                <text:p>67.4868100002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.808072237833">
                <text:p>137.808072237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5.592580062955">
                <text:p>-125.592580062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39234716862273">
                <text:p>-2.39234716862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823014519295">
                <text:p>74.7823014519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.782239622174">
                <text:p>144.782239622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6.847602242318">
                <text:p>-116.847602242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1500675480665">
                <text:p>5.81500675480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6805446368374">
                <text:p>82.6805446368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.779709118794">
                <text:p>152.779709118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8.554132721877">
                <text:p>-108.55413272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351241032304">
                <text:p>13.5351241032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7447309632542">
                <text:p>89.7447309632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369682377888">
                <text:p>159.369682377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2.524769876633">
                <text:p>-102.524769876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982836994119">
                <text:p>20.1982836994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2676489307671">
                <text:p>96.267648930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.828591854532">
                <text:p>165.828591854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1842032921387">
                <text:p>-96.1842032921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141867872867">
                <text:p>27.8141867872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.598707966042">
                <text:p>103.598707966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.799204566683">
                <text:p>172.799204566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9.377497342729">
                <text:p>-89.377497342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9809242617293">
                <text:p>34.9809242617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0.630908130216">
                <text:p>110.630908130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9.86562391718">
                <text:p>179.86562391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2.943783577307">
                <text:p>-82.943783577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5800566995151">
                <text:p>40.5800566995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.276364325323">
                <text:p>117.276364325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73.368941848727">
                <text:p>-173.368941848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7.714049696984">
                <text:p>-77.714049696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3372632416376">
                <text:p>47.3372632416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78374597119">
                <text:p>123.78374597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6.966612566707">
                <text:p>-166.966612566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0.6100360863821">
                <text:p>-70.6100360863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4399372785972">
                <text:p>54.4399372785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.743852799211">
                <text:p>130.743852799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0.542333925605">
                <text:p>-160.542333925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5.9277329528758">
                <text:p>-65.9277329528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1550383532301">
                <text:p>60.1550383532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6.788971633336">
                <text:p>136.788971633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4.896595008442">
                <text:p>-154.896595008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2.449421723513">
                <text:p>-62.449421723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1098660980851">
                <text:p>66.1098660980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3.015837595218">
                <text:p>143.015837595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8.46787877279">
                <text:p>-148.46787877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.195008507068">
                <text:p>-55.195008507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5747858783496">
                <text:p>72.5747858783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.9425705006">
                <text:p>149.9425705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1.560583446265">
                <text:p>-141.560583446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8.6228166005941">
                <text:p>-48.6228166005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5835232296358">
                <text:p>81.5835232296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.721910151472">
                <text:p>157.721910151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3.852002205483">
                <text:p>-133.852002205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9.7017390130088">
                <text:p>-39.7017390130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887061313117">
                <text:p>88.5887061313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.21772768251">
                <text:p>165.21772768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6.437515432841">
                <text:p>-126.437515432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3.2066299803858">
                <text:p>-33.2066299803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.3131388446733">
                <text:p>94.3131388446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.620569786605">
                <text:p>171.620569786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9.34873723075">
                <text:p>-119.34873723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5.7918423012328">
                <text:p>-25.7918423012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.237133002542">
                <text:p>100.237133002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.174976843346">
                <text:p>178.174976843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3.103659844172">
                <text:p>-113.103659844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0.2972833556579">
                <text:p>-20.2972833556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.313442607701">
                <text:p>106.313442607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5.305052715125">
                <text:p>-175.305052715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6.166201040116">
                <text:p>-106.166201040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6254304980978">
                <text:p>-14.6254304980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31432918896">
                <text:p>111.831432918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9.202686221857">
                <text:p>-169.202686221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9.8649455358645">
                <text:p>-99.8649455358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30457399385499">
                <text:p>-8.30457399385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870378056663">
                <text:p>117.870378056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2.805400201927">
                <text:p>-162.8054002019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.1858518751495">
                <text:p>-93.1858518751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66095074379984">
                <text:p>-2.6609507437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768714721324">
                <text:p>123.768714721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56.451581840071">
                <text:p>-156.451581840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6.7723166389817">
                <text:p>-86.7723166389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176340707956">
                <text:p>3.9176340707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631038747578">
                <text:p>129.631038747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9.535802554905">
                <text:p>-149.535802554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9.7798017599822">
                <text:p>-79.7798017599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491983292967">
                <text:p>10.491983292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.618020315054">
                <text:p>135.6180203150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2.828629974256">
                <text:p>-142.828629974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2.5953281612329">
                <text:p>-72.5953281612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9684133179705">
                <text:p>17.9684133179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.078012494657">
                <text:p>142.078012494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6.886812077889">
                <text:p>-136.886812077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6.5376794929231">
                <text:p>-66.5376794929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5277827422468">
                <text:p>22.5277827422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.967729547093">
                <text:p>147.967729547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0.063303169471">
                <text:p>-130.063303169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9.6547339003097">
                <text:p>-59.6547339003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490892412352">
                <text:p>29.490892412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.024413226084">
                <text:p>154.024413226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3.800224035905">
                <text:p>-123.8002240359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3.1721837764246">
                <text:p>-53.1721837764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1361316957578">
                <text:p>35.13613169575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9.227310587895">
                <text:p>159.227310587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7.581887410126">
                <text:p>-117.581887410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7.0022994399764">
                <text:p>-47.00229943997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1078983600681">
                <text:p>41.10789836006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6.248272706164">
                <text:p>166.2482727061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0.640704153552">
                <text:p>-110.64070415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0.73177955194">
                <text:p>-40.73177955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.9994993305437">
                <text:p>46.9994993305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2.50281368432">
                <text:p>172.50281368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4.229260494564">
                <text:p>-104.229260494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4.0854519919871">
                <text:p>-34.08545199198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453400448321">
                <text:p>52.4534004483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7.122570139923">
                <text:p>177.1225701399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8.4332529319319">
                <text:p>-98.4332529319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8.8944698398999">
                <text:p>-28.8944698398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472552480579">
                <text:p>57.472552480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76.708733926659">
                <text:p>-176.708733926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3.0924349492087">
                <text:p>-93.09243494920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3.7452904027922">
                <text:p>-23.74529040279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.9552376306974">
                <text:p>61.95523763069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71.545249858897">
                <text:p>-171.545249858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6.1569017796673">
                <text:p>-86.15690177966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6.9270567673257">
                <text:p>-16.9270567673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.1249030524218">
                <text:p>68.12490305242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64.834345636297">
                <text:p>-164.834345636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9.0856820734342">
                <text:p>-79.08568207343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0570499008975">
                <text:p>-10.05704990089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5107676999888">
                <text:p>74.51076769998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57.192593884055">
                <text:p>-157.192593884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2.1675859935832">
                <text:p>-72.1675859935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4331461986182">
                <text:p>-3.4331461986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.6438846695285">
                <text:p>80.64388466952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51.276055987578">
                <text:p>-151.276055987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4.9968984307289">
                <text:p>-64.996898430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9996197948296">
                <text:p>4.099961979482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.7955935142012">
                <text:p>88.7955935142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42.502201753443">
                <text:p>-142.5022017534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7.2984521093212">
                <text:p>-57.2984521093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432921551236">
                <text:p>11.4329215512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886162741731">
                <text:p>95.8861627417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35.101683602581">
                <text:p>-135.101683602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5965107699664">
                <text:p>-50.59651076996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6267829235855">
                <text:p>18.62678292358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.199224469902">
                <text:p>103.1992244699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6.425911725765">
                <text:p>-126.4259117257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1.8474523671263">
                <text:p>-41.8474523671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7864981260422">
                <text:p>27.78649812604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.168931611778">
                <text:p>112.168931611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6.858927109533">
                <text:p>-116.858927109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3.1986348728207">
                <text:p>-33.1986348728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1572059028203">
                <text:p>36.15720590282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.72745843505">
                <text:p>120.72745843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0.135674895021">
                <text:p>-110.135674895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6.4269003940092">
                <text:p>-26.4269003940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.8180670724175">
                <text:p>42.818067072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.939352914974">
                <text:p>127.939352914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3.638169495049">
                <text:p>-103.638169495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.6425024345936">
                <text:p>-19.64250243459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9792891118367">
                <text:p>48.97928911183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.828032242598">
                <text:p>132.828032242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6.2728135232719">
                <text:p>-96.2728135232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.7118006390161">
                <text:p>-12.7118006390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2826483778426">
                <text:p>56.28264837784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.327897966696">
                <text:p>140.327897966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8.9958467279451">
                <text:p>-88.9958467279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16311102347206">
                <text:p>-5.16311102347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.8086037279765">
                <text:p>63.8086037279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.427839559395">
                <text:p>147.427839559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2.1031637496666">
                <text:p>-82.1031637496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9203054060697">
                <text:p>1.79203054060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.0929376324775">
                <text:p>70.0929376324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2.539837961391">
                <text:p>152.539837961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5.5660588552093">
                <text:p>-75.56605885520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05766264732185">
                <text:p>8.05766264732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.7499075071907">
                <text:p>75.74990750719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8.607003203345">
                <text:p>158.6070032033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8.9234696967484">
                <text:p>-68.92346969674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9709687097848">
                <text:p>14.9709687097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2264162526378">
                <text:p>82.22641625263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.282091182602">
                <text:p>164.28209118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3.4261289993222">
                <text:p>-63.4261289993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5756865675553">
                <text:p>21.57568656755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392660797048">
                <text:p>88.3926607970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8.708715581456">
                <text:p>168.708715581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6.8696243949711">
                <text:p>-56.86962439497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04708737363">
                <text:p>28.047087373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.9735136590853">
                <text:p>94.9735136590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4.933343851799">
                <text:p>174.933343851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1.4337804482511">
                <text:p>-51.43378044825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7200212085421">
                <text:p>34.72002120854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.189687420498">
                <text:p>101.189687420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79.862697699527">
                <text:p>-179.8626976995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4.2000590977555">
                <text:p>-44.2000590977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.0359142494999">
                <text:p>41.0359142494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.344439953717">
                <text:p>107.344439953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75.025718002496">
                <text:p>-175.0257180024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8.7117070657508">
                <text:p>-38.71170706575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0912185039695">
                <text:p>47.09121850396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3.076957600861">
                <text:p>113.0769576008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9.342548161976">
                <text:p>-169.3425481619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9.5942627780269">
                <text:p>-29.5942627780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164155535811">
                <text:p>55.81641555358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16972003111">
                <text:p>121.16972003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60.93799348385">
                <text:p>-160.937993483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.4151015009284">
                <text:p>-22.4151015009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8724351802892">
                <text:p>62.8724351802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.986131577526">
                <text:p>128.9861315775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51.196803874828">
                <text:p>-151.1968038748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9563216788712">
                <text:p>-13.95632167887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.1930772817707">
                <text:p>71.19307728177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6.921462830008">
                <text:p>136.9214628300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3.631868665858">
                <text:p>-143.631868665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.12870642292987">
                <text:p>-7.128706422929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.3924102528807">
                <text:p>78.39241025288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4.240113745781">
                <text:p>144.2401137457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5.658293927989">
                <text:p>-135.6582939279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4357099166765">
                <text:p>0.1443570991667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604207430863">
                <text:p>85.6042074308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.849499411933">
                <text:p>151.8494994119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7.267411203319">
                <text:p>-127.2674112033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72321998908972">
                <text:p>9.723219989089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.5325877718826">
                <text:p>93.53258777188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9.658237218829">
                <text:p>159.658237218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20.654927119875">
                <text:p>-120.654927119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9012637136711">
                <text:p>14.9012637136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9680708820293">
                <text:p>99.9680708820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.119138410566">
                <text:p>166.1191384105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4.816891868369">
                <text:p>-114.8168918683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2223497285192">
                <text:p>20.2223497285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6.380215908248">
                <text:p>106.380215908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2.980254046494">
                <text:p>172.9802540464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6.884922260405">
                <text:p>-106.8849222604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7133840127995">
                <text:p>27.71338401279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.78256642689">
                <text:p>113.782566426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79.780678337732">
                <text:p>-179.780678337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1.21513322545">
                <text:p>-101.215133225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5126849219378">
                <text:p>35.512684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